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4.16013" calcext:value-type="float">
            <text:p>4.16013</text:p>
          </table:table-cell>
          <table:table-cell office:value-type="float" office:value="2.57544" calcext:value-type="float">
            <text:p>2.57544</text:p>
          </table:table-cell>
          <table:table-cell office:value-type="float" office:value="5.19975" calcext:value-type="float">
            <text:p>5.19975</text:p>
          </table:table-cell>
          <table:table-cell office:value-type="float" office:value="0.00179686" calcext:value-type="float">
            <text:p>0.00179686</text:p>
          </table:table-cell>
        </table:table-row>
        <table:table-row table:style-name="ro1">
          <table:table-cell office:value-type="float" office:value="4.17387" calcext:value-type="float">
            <text:p>4.17387</text:p>
          </table:table-cell>
          <table:table-cell office:value-type="float" office:value="1.71198" calcext:value-type="float">
            <text:p>1.71198</text:p>
          </table:table-cell>
          <table:table-cell office:value-type="float" office:value="5.19898" calcext:value-type="float">
            <text:p>5.19898</text:p>
          </table:table-cell>
          <table:table-cell office:value-type="float" office:value="0.0107781" calcext:value-type="float">
            <text:p>0.0107781</text:p>
          </table:table-cell>
        </table:table-row>
        <table:table-row table:style-name="ro1">
          <table:table-cell office:value-type="float" office:value="4.97993" calcext:value-type="float">
            <text:p>4.97993</text:p>
          </table:table-cell>
          <table:table-cell office:value-type="float" office:value="1.53109" calcext:value-type="float">
            <text:p>1.53109</text:p>
          </table:table-cell>
          <table:table-cell office:value-type="float" office:value="5.19766" calcext:value-type="float">
            <text:p>5.19766</text:p>
          </table:table-cell>
          <table:table-cell office:value-type="float" office:value="0.0269323" calcext:value-type="float">
            <text:p>0.0269323</text:p>
          </table:table-cell>
        </table:table-row>
        <table:table-row table:style-name="ro1">
          <table:table-cell office:value-type="float" office:value="4.85297" calcext:value-type="float">
            <text:p>4.85297</text:p>
          </table:table-cell>
          <table:table-cell office:value-type="float" office:value="1.37451" calcext:value-type="float">
            <text:p>1.37451</text:p>
          </table:table-cell>
          <table:table-cell office:value-type="float" office:value="5.19573" calcext:value-type="float">
            <text:p>5.19573</text:p>
          </table:table-cell>
          <table:table-cell office:value-type="float" office:value="0.0502389" calcext:value-type="float">
            <text:p>0.0502389</text:p>
          </table:table-cell>
        </table:table-row>
        <table:table-row table:style-name="ro1">
          <table:table-cell office:value-type="float" office:value="5.0693" calcext:value-type="float">
            <text:p>5.0693</text:p>
          </table:table-cell>
          <table:table-cell office:value-type="float" office:value="1.12119" calcext:value-type="float">
            <text:p>1.12119</text:p>
          </table:table-cell>
          <table:table-cell office:value-type="float" office:value="5.19309" calcext:value-type="float">
            <text:p>5.19309</text:p>
          </table:table-cell>
          <table:table-cell office:value-type="float" office:value="0.080668" calcext:value-type="float">
            <text:p>0.080668</text:p>
          </table:table-cell>
        </table:table-row>
        <table:table-row table:style-name="ro1">
          <table:table-cell office:value-type="float" office:value="5.11447" calcext:value-type="float">
            <text:p>5.11447</text:p>
          </table:table-cell>
          <table:table-cell office:value-type="float" office:value="0.697035" calcext:value-type="float">
            <text:p>0.697035</text:p>
          </table:table-cell>
          <table:table-cell office:value-type="float" office:value="5.18963" calcext:value-type="float">
            <text:p>5.18963</text:p>
          </table:table-cell>
          <table:table-cell office:value-type="float" office:value="0.11818" calcext:value-type="float">
            <text:p>0.11818</text:p>
          </table:table-cell>
        </table:table-row>
        <table:table-row table:style-name="ro1">
          <table:table-cell office:value-type="float" office:value="5.35968" calcext:value-type="float">
            <text:p>5.35968</text:p>
          </table:table-cell>
          <table:table-cell office:value-type="float" office:value="0.891578" calcext:value-type="float">
            <text:p>0.891578</text:p>
          </table:table-cell>
          <table:table-cell office:value-type="float" office:value="5.18519" calcext:value-type="float">
            <text:p>5.18519</text:p>
          </table:table-cell>
          <table:table-cell office:value-type="float" office:value="0.162724" calcext:value-type="float">
            <text:p>0.162724</text:p>
          </table:table-cell>
        </table:table-row>
        <table:table-row table:style-name="ro1">
          <table:table-cell office:value-type="float" office:value="5.06473" calcext:value-type="float">
            <text:p>5.06473</text:p>
          </table:table-cell>
          <table:table-cell office:value-type="float" office:value="0.756034" calcext:value-type="float">
            <text:p>0.756034</text:p>
          </table:table-cell>
          <table:table-cell office:value-type="float" office:value="5.17962" calcext:value-type="float">
            <text:p>5.17962</text:p>
          </table:table-cell>
          <table:table-cell office:value-type="float" office:value="0.214238" calcext:value-type="float">
            <text:p>0.214238</text:p>
          </table:table-cell>
        </table:table-row>
        <table:table-row table:style-name="ro1">
          <table:table-cell office:value-type="float" office:value="4.78695" calcext:value-type="float">
            <text:p>4.78695</text:p>
          </table:table-cell>
          <table:table-cell office:value-type="float" office:value="0.612028" calcext:value-type="float">
            <text:p>0.612028</text:p>
          </table:table-cell>
          <table:table-cell office:value-type="float" office:value="5.1727" calcext:value-type="float">
            <text:p>5.1727</text:p>
          </table:table-cell>
          <table:table-cell office:value-type="float" office:value="0.272649" calcext:value-type="float">
            <text:p>0.272649</text:p>
          </table:table-cell>
        </table:table-row>
        <table:table-row table:style-name="ro1">
          <table:table-cell office:value-type="float" office:value="5.3834" calcext:value-type="float">
            <text:p>5.3834</text:p>
          </table:table-cell>
          <table:table-cell office:value-type="float" office:value="0.658323" calcext:value-type="float">
            <text:p>0.658323</text:p>
          </table:table-cell>
          <table:table-cell office:value-type="float" office:value="5.16422" calcext:value-type="float">
            <text:p>5.16422</text:p>
          </table:table-cell>
          <table:table-cell office:value-type="float" office:value="0.337868" calcext:value-type="float">
            <text:p>0.337868</text:p>
          </table:table-cell>
        </table:table-row>
        <table:table-row table:style-name="ro1">
          <table:table-cell office:value-type="float" office:value="4.86991" calcext:value-type="float">
            <text:p>4.86991</text:p>
          </table:table-cell>
          <table:table-cell office:value-type="float" office:value="0.308677" calcext:value-type="float">
            <text:p>0.308677</text:p>
          </table:table-cell>
          <table:table-cell office:value-type="float" office:value="5.15393" calcext:value-type="float">
            <text:p>5.15393</text:p>
          </table:table-cell>
          <table:table-cell office:value-type="float" office:value="0.409793" calcext:value-type="float">
            <text:p>0.409793</text:p>
          </table:table-cell>
        </table:table-row>
        <table:table-row table:style-name="ro1">
          <table:table-cell office:value-type="float" office:value="4.96742" calcext:value-type="float">
            <text:p>4.96742</text:p>
          </table:table-cell>
          <table:table-cell office:value-type="float" office:value="0.627283" calcext:value-type="float">
            <text:p>0.627283</text:p>
          </table:table-cell>
          <table:table-cell office:value-type="float" office:value="5.14157" calcext:value-type="float">
            <text:p>5.14157</text:p>
          </table:table-cell>
          <table:table-cell office:value-type="float" office:value="0.488305" calcext:value-type="float">
            <text:p>0.488305</text:p>
          </table:table-cell>
        </table:table-row>
        <table:table-row table:style-name="ro1">
          <table:table-cell office:value-type="float" office:value="4.63181" calcext:value-type="float">
            <text:p>4.63181</text:p>
          </table:table-cell>
          <table:table-cell office:value-type="float" office:value="0.400684" calcext:value-type="float">
            <text:p>0.400684</text:p>
          </table:table-cell>
          <table:table-cell office:value-type="float" office:value="5.12685" calcext:value-type="float">
            <text:p>5.12685</text:p>
          </table:table-cell>
          <table:table-cell office:value-type="float" office:value="0.573269" calcext:value-type="float">
            <text:p>0.573269</text:p>
          </table:table-cell>
        </table:table-row>
        <table:table-row table:style-name="ro1">
          <table:table-cell office:value-type="float" office:value="5.43637" calcext:value-type="float">
            <text:p>5.43637</text:p>
          </table:table-cell>
          <table:table-cell office:value-type="float" office:value="0.551206" calcext:value-type="float">
            <text:p>0.551206</text:p>
          </table:table-cell>
          <table:table-cell office:value-type="float" office:value="5.10946" calcext:value-type="float">
            <text:p>5.10946</text:p>
          </table:table-cell>
          <table:table-cell office:value-type="float" office:value="0.664531" calcext:value-type="float">
            <text:p>0.664531</text:p>
          </table:table-cell>
        </table:table-row>
        <table:table-row table:style-name="ro1">
          <table:table-cell office:value-type="float" office:value="4.72444" calcext:value-type="float">
            <text:p>4.72444</text:p>
          </table:table-cell>
          <table:table-cell office:value-type="float" office:value="0.497236" calcext:value-type="float">
            <text:p>0.497236</text:p>
          </table:table-cell>
          <table:table-cell office:value-type="float" office:value="5.08907" calcext:value-type="float">
            <text:p>5.08907</text:p>
          </table:table-cell>
          <table:table-cell office:value-type="float" office:value="0.761915" calcext:value-type="float">
            <text:p>0.761915</text:p>
          </table:table-cell>
        </table:table-row>
        <table:table-row table:style-name="ro1">
          <table:table-cell office:value-type="float" office:value="5.50452" calcext:value-type="float">
            <text:p>5.50452</text:p>
          </table:table-cell>
          <table:table-cell office:value-type="float" office:value="0.918341" calcext:value-type="float">
            <text:p>0.918341</text:p>
          </table:table-cell>
          <table:table-cell office:value-type="float" office:value="5.06537" calcext:value-type="float">
            <text:p>5.06537</text:p>
          </table:table-cell>
          <table:table-cell office:value-type="float" office:value="0.865226" calcext:value-type="float">
            <text:p>0.865226</text:p>
          </table:table-cell>
        </table:table-row>
        <table:table-row table:style-name="ro1">
          <table:table-cell office:value-type="float" office:value="5.20615" calcext:value-type="float">
            <text:p>5.20615</text:p>
          </table:table-cell>
          <table:table-cell office:value-type="float" office:value="0.601655" calcext:value-type="float">
            <text:p>0.601655</text:p>
          </table:table-cell>
          <table:table-cell office:value-type="float" office:value="5.03798" calcext:value-type="float">
            <text:p>5.03798</text:p>
          </table:table-cell>
          <table:table-cell office:value-type="float" office:value="0.974245" calcext:value-type="float">
            <text:p>0.974245</text:p>
          </table:table-cell>
        </table:table-row>
        <table:table-row table:style-name="ro1">
          <table:table-cell office:value-type="float" office:value="5.25215" calcext:value-type="float">
            <text:p>5.25215</text:p>
          </table:table-cell>
          <table:table-cell office:value-type="float" office:value="0.792764" calcext:value-type="float">
            <text:p>0.792764</text:p>
          </table:table-cell>
          <table:table-cell office:value-type="float" office:value="5.00656" calcext:value-type="float">
            <text:p>5.00656</text:p>
          </table:table-cell>
          <table:table-cell office:value-type="float" office:value="1.08873" calcext:value-type="float">
            <text:p>1.08873</text:p>
          </table:table-cell>
        </table:table-row>
        <table:table-row table:style-name="ro1">
          <table:table-cell office:value-type="float" office:value="4.74344" calcext:value-type="float">
            <text:p>4.74344</text:p>
          </table:table-cell>
          <table:table-cell office:value-type="float" office:value="0.776735" calcext:value-type="float">
            <text:p>0.776735</text:p>
          </table:table-cell>
          <table:table-cell office:value-type="float" office:value="4.97074" calcext:value-type="float">
            <text:p>4.97074</text:p>
          </table:table-cell>
          <table:table-cell office:value-type="float" office:value="1.20841" calcext:value-type="float">
            <text:p>1.20841</text:p>
          </table:table-cell>
        </table:table-row>
        <table:table-row table:style-name="ro1">
          <table:table-cell office:value-type="float" office:value="4.50936" calcext:value-type="float">
            <text:p>4.50936</text:p>
          </table:table-cell>
          <table:table-cell office:value-type="float" office:value="0.704167" calcext:value-type="float">
            <text:p>0.704167</text:p>
          </table:table-cell>
          <table:table-cell office:value-type="float" office:value="4.93014" calcext:value-type="float">
            <text:p>4.93014</text:p>
          </table:table-cell>
          <table:table-cell office:value-type="float" office:value="1.33298" calcext:value-type="float">
            <text:p>1.33298</text:p>
          </table:table-cell>
        </table:table-row>
        <table:table-row table:style-name="ro1">
          <table:table-cell office:value-type="float" office:value="5.10267" calcext:value-type="float">
            <text:p>5.10267</text:p>
          </table:table-cell>
          <table:table-cell office:value-type="float" office:value="0.635157" calcext:value-type="float">
            <text:p>0.635157</text:p>
          </table:table-cell>
          <table:table-cell office:value-type="float" office:value="4.8844" calcext:value-type="float">
            <text:p>4.8844</text:p>
          </table:table-cell>
          <table:table-cell office:value-type="float" office:value="1.46213" calcext:value-type="float">
            <text:p>1.46213</text:p>
          </table:table-cell>
        </table:table-row>
        <table:table-row table:style-name="ro1">
          <table:table-cell office:value-type="float" office:value="4.82627" calcext:value-type="float">
            <text:p>4.82627</text:p>
          </table:table-cell>
          <table:table-cell office:value-type="float" office:value="0.647285" calcext:value-type="float">
            <text:p>0.647285</text:p>
          </table:table-cell>
          <table:table-cell office:value-type="float" office:value="4.83313" calcext:value-type="float">
            <text:p>4.83313</text:p>
          </table:table-cell>
          <table:table-cell office:value-type="float" office:value="1.59551" calcext:value-type="float">
            <text:p>1.59551</text:p>
          </table:table-cell>
        </table:table-row>
        <table:table-row table:style-name="ro1">
          <table:table-cell office:value-type="float" office:value="5.19668" calcext:value-type="float">
            <text:p>5.19668</text:p>
          </table:table-cell>
          <table:table-cell office:value-type="float" office:value="0.92037" calcext:value-type="float">
            <text:p>0.92037</text:p>
          </table:table-cell>
          <table:table-cell office:value-type="float" office:value="4.77598" calcext:value-type="float">
            <text:p>4.77598</text:p>
          </table:table-cell>
          <table:table-cell office:value-type="float" office:value="1.73273" calcext:value-type="float">
            <text:p>1.73273</text:p>
          </table:table-cell>
        </table:table-row>
        <table:table-row table:style-name="ro1">
          <table:table-cell office:value-type="float" office:value="5.26418" calcext:value-type="float">
            <text:p>5.26418</text:p>
          </table:table-cell>
          <table:table-cell office:value-type="float" office:value="0.745748" calcext:value-type="float">
            <text:p>0.745748</text:p>
          </table:table-cell>
          <table:table-cell office:value-type="float" office:value="4.71257" calcext:value-type="float">
            <text:p>4.71257</text:p>
          </table:table-cell>
          <table:table-cell office:value-type="float" office:value="1.87338" calcext:value-type="float">
            <text:p>1.87338</text:p>
          </table:table-cell>
        </table:table-row>
        <table:table-row table:style-name="ro1">
          <table:table-cell office:value-type="float" office:value="5.33906" calcext:value-type="float">
            <text:p>5.33906</text:p>
          </table:table-cell>
          <table:table-cell office:value-type="float" office:value="1.07607" calcext:value-type="float">
            <text:p>1.07607</text:p>
          </table:table-cell>
          <table:table-cell office:value-type="float" office:value="4.64258" calcext:value-type="float">
            <text:p>4.64258</text:p>
          </table:table-cell>
          <table:table-cell office:value-type="float" office:value="2.01701" calcext:value-type="float">
            <text:p>2.01701</text:p>
          </table:table-cell>
        </table:table-row>
        <table:table-row table:style-name="ro1">
          <table:table-cell office:value-type="float" office:value="4.38226" calcext:value-type="float">
            <text:p>4.38226</text:p>
          </table:table-cell>
          <table:table-cell office:value-type="float" office:value="1.07736" calcext:value-type="float">
            <text:p>1.07736</text:p>
          </table:table-cell>
          <table:table-cell office:value-type="float" office:value="4.56565" calcext:value-type="float">
            <text:p>4.56565</text:p>
          </table:table-cell>
          <table:table-cell office:value-type="float" office:value="2.16317" calcext:value-type="float">
            <text:p>2.16317</text:p>
          </table:table-cell>
        </table:table-row>
        <table:table-row table:style-name="ro1">
          <table:table-cell office:value-type="float" office:value="4.71456" calcext:value-type="float">
            <text:p>4.71456</text:p>
          </table:table-cell>
          <table:table-cell office:value-type="float" office:value="0.933668" calcext:value-type="float">
            <text:p>0.933668</text:p>
          </table:table-cell>
          <table:table-cell office:value-type="float" office:value="4.48147" calcext:value-type="float">
            <text:p>4.48147</text:p>
          </table:table-cell>
          <table:table-cell office:value-type="float" office:value="2.31134" calcext:value-type="float">
            <text:p>2.31134</text:p>
          </table:table-cell>
        </table:table-row>
        <table:table-row table:style-name="ro1">
          <table:table-cell office:value-type="float" office:value="5.13451" calcext:value-type="float">
            <text:p>5.13451</text:p>
          </table:table-cell>
          <table:table-cell office:value-type="float" office:value="1.01239" calcext:value-type="float">
            <text:p>1.01239</text:p>
          </table:table-cell>
          <table:table-cell office:value-type="float" office:value="4.38974" calcext:value-type="float">
            <text:p>4.38974</text:p>
          </table:table-cell>
          <table:table-cell office:value-type="float" office:value="2.46099" calcext:value-type="float">
            <text:p>2.46099</text:p>
          </table:table-cell>
        </table:table-row>
        <table:table-row table:style-name="ro1">
          <table:table-cell office:value-type="float" office:value="4.97896" calcext:value-type="float">
            <text:p>4.97896</text:p>
          </table:table-cell>
          <table:table-cell office:value-type="float" office:value="1.34365" calcext:value-type="float">
            <text:p>1.34365</text:p>
          </table:table-cell>
          <table:table-cell office:value-type="float" office:value="4.29021" calcext:value-type="float">
            <text:p>4.29021</text:p>
          </table:table-cell>
          <table:table-cell office:value-type="float" office:value="2.61157" calcext:value-type="float">
            <text:p>2.61157</text:p>
          </table:table-cell>
        </table:table-row>
        <table:table-row table:style-name="ro1">
          <table:table-cell office:value-type="float" office:value="4.50472" calcext:value-type="float">
            <text:p>4.50472</text:p>
          </table:table-cell>
          <table:table-cell office:value-type="float" office:value="1.21572" calcext:value-type="float">
            <text:p>1.21572</text:p>
          </table:table-cell>
          <table:table-cell office:value-type="float" office:value="4.18263" calcext:value-type="float">
            <text:p>4.18263</text:p>
          </table:table-cell>
          <table:table-cell office:value-type="float" office:value="2.76249" calcext:value-type="float">
            <text:p>2.76249</text:p>
          </table:table-cell>
        </table:table-row>
        <table:table-row table:style-name="ro1">
          <table:table-cell office:value-type="float" office:value="4.67686" calcext:value-type="float">
            <text:p>4.67686</text:p>
          </table:table-cell>
          <table:table-cell office:value-type="float" office:value="1.01444" calcext:value-type="float">
            <text:p>1.01444</text:p>
          </table:table-cell>
          <table:table-cell office:value-type="float" office:value="4.06678" calcext:value-type="float">
            <text:p>4.06678</text:p>
          </table:table-cell>
          <table:table-cell office:value-type="float" office:value="2.91315" calcext:value-type="float">
            <text:p>2.91315</text:p>
          </table:table-cell>
        </table:table-row>
        <table:table-row table:style-name="ro1">
          <table:table-cell office:value-type="float" office:value="4.27004" calcext:value-type="float">
            <text:p>4.27004</text:p>
          </table:table-cell>
          <table:table-cell office:value-type="float" office:value="1.10199" calcext:value-type="float">
            <text:p>1.10199</text:p>
          </table:table-cell>
          <table:table-cell office:value-type="float" office:value="3.94251" calcext:value-type="float">
            <text:p>3.94251</text:p>
          </table:table-cell>
          <table:table-cell office:value-type="float" office:value="3.0629" calcext:value-type="float">
            <text:p>3.0629</text:p>
          </table:table-cell>
        </table:table-row>
        <table:table-row table:style-name="ro1">
          <table:table-cell office:value-type="float" office:value="4.56495" calcext:value-type="float">
            <text:p>4.56495</text:p>
          </table:table-cell>
          <table:table-cell office:value-type="float" office:value="1.22095" calcext:value-type="float">
            <text:p>1.22095</text:p>
          </table:table-cell>
          <table:table-cell office:value-type="float" office:value="3.80966" calcext:value-type="float">
            <text:p>3.80966</text:p>
          </table:table-cell>
          <table:table-cell office:value-type="float" office:value="3.21109" calcext:value-type="float">
            <text:p>3.21109</text:p>
          </table:table-cell>
        </table:table-row>
        <table:table-row table:style-name="ro1">
          <table:table-cell office:value-type="float" office:value="3.74369" calcext:value-type="float">
            <text:p>3.74369</text:p>
          </table:table-cell>
          <table:table-cell office:value-type="float" office:value="1.12844" calcext:value-type="float">
            <text:p>1.12844</text:p>
          </table:table-cell>
          <table:table-cell office:value-type="float" office:value="3.66817" calcext:value-type="float">
            <text:p>3.66817</text:p>
          </table:table-cell>
          <table:table-cell office:value-type="float" office:value="3.35704" calcext:value-type="float">
            <text:p>3.35704</text:p>
          </table:table-cell>
        </table:table-row>
        <table:table-row table:style-name="ro1">
          <table:table-cell office:value-type="float" office:value="4.08814" calcext:value-type="float">
            <text:p>4.08814</text:p>
          </table:table-cell>
          <table:table-cell office:value-type="float" office:value="1.09528" calcext:value-type="float">
            <text:p>1.09528</text:p>
          </table:table-cell>
          <table:table-cell office:value-type="float" office:value="3.51797" calcext:value-type="float">
            <text:p>3.51797</text:p>
          </table:table-cell>
          <table:table-cell office:value-type="float" office:value="3.50008" calcext:value-type="float">
            <text:p>3.50008</text:p>
          </table:table-cell>
        </table:table-row>
        <table:table-row table:style-name="ro1">
          <table:table-cell office:value-type="float" office:value="3.92041" calcext:value-type="float">
            <text:p>3.92041</text:p>
          </table:table-cell>
          <table:table-cell office:value-type="float" office:value="1.0544" calcext:value-type="float">
            <text:p>1.0544</text:p>
          </table:table-cell>
          <table:table-cell office:value-type="float" office:value="3.35907" calcext:value-type="float">
            <text:p>3.35907</text:p>
          </table:table-cell>
          <table:table-cell office:value-type="float" office:value="3.63949" calcext:value-type="float">
            <text:p>3.63949</text:p>
          </table:table-cell>
        </table:table-row>
        <table:table-row table:style-name="ro1">
          <table:table-cell office:value-type="float" office:value="3.65792" calcext:value-type="float">
            <text:p>3.65792</text:p>
          </table:table-cell>
          <table:table-cell office:value-type="float" office:value="1.23923" calcext:value-type="float">
            <text:p>1.23923</text:p>
          </table:table-cell>
          <table:table-cell office:value-type="float" office:value="3.19151" calcext:value-type="float">
            <text:p>3.19151</text:p>
          </table:table-cell>
          <table:table-cell office:value-type="float" office:value="3.77458" calcext:value-type="float">
            <text:p>3.77458</text:p>
          </table:table-cell>
        </table:table-row>
        <table:table-row table:style-name="ro1">
          <table:table-cell office:value-type="float" office:value="3.82008" calcext:value-type="float">
            <text:p>3.82008</text:p>
          </table:table-cell>
          <table:table-cell office:value-type="float" office:value="1.43117" calcext:value-type="float">
            <text:p>1.43117</text:p>
          </table:table-cell>
          <table:table-cell office:value-type="float" office:value="3.01542" calcext:value-type="float">
            <text:p>3.01542</text:p>
          </table:table-cell>
          <table:table-cell office:value-type="float" office:value="3.90462" calcext:value-type="float">
            <text:p>3.90462</text:p>
          </table:table-cell>
        </table:table-row>
        <table:table-row table:style-name="ro1">
          <table:table-cell office:value-type="float" office:value="3.62156" calcext:value-type="float">
            <text:p>3.62156</text:p>
          </table:table-cell>
          <table:table-cell office:value-type="float" office:value="1.38199" calcext:value-type="float">
            <text:p>1.38199</text:p>
          </table:table-cell>
          <table:table-cell office:value-type="float" office:value="2.83093" calcext:value-type="float">
            <text:p>2.83093</text:p>
          </table:table-cell>
          <table:table-cell office:value-type="float" office:value="4.0289" calcext:value-type="float">
            <text:p>4.0289</text:p>
          </table:table-cell>
        </table:table-row>
        <table:table-row table:style-name="ro1">
          <table:table-cell office:value-type="float" office:value="3.83729" calcext:value-type="float">
            <text:p>3.83729</text:p>
          </table:table-cell>
          <table:table-cell office:value-type="float" office:value="1.47785" calcext:value-type="float">
            <text:p>1.47785</text:p>
          </table:table-cell>
          <table:table-cell office:value-type="float" office:value="2.63825" calcext:value-type="float">
            <text:p>2.63825</text:p>
          </table:table-cell>
          <table:table-cell office:value-type="float" office:value="4.14672" calcext:value-type="float">
            <text:p>4.14672</text:p>
          </table:table-cell>
        </table:table-row>
        <table:table-row table:style-name="ro1">
          <table:table-cell office:value-type="float" office:value="3.25617" calcext:value-type="float">
            <text:p>3.25617</text:p>
          </table:table-cell>
          <table:table-cell office:value-type="float" office:value="1.29931" calcext:value-type="float">
            <text:p>1.29931</text:p>
          </table:table-cell>
          <table:table-cell office:value-type="float" office:value="2.43767" calcext:value-type="float">
            <text:p>2.43767</text:p>
          </table:table-cell>
          <table:table-cell office:value-type="float" office:value="4.25737" calcext:value-type="float">
            <text:p>4.25737</text:p>
          </table:table-cell>
        </table:table-row>
        <table:table-row table:style-name="ro1">
          <table:table-cell office:value-type="float" office:value="3.51878" calcext:value-type="float">
            <text:p>3.51878</text:p>
          </table:table-cell>
          <table:table-cell office:value-type="float" office:value="1.39843" calcext:value-type="float">
            <text:p>1.39843</text:p>
          </table:table-cell>
          <table:table-cell office:value-type="float" office:value="2.22949" calcext:value-type="float">
            <text:p>2.22949</text:p>
          </table:table-cell>
          <table:table-cell office:value-type="float" office:value="4.36017" calcext:value-type="float">
            <text:p>4.36017</text:p>
          </table:table-cell>
        </table:table-row>
        <table:table-row table:style-name="ro1">
          <table:table-cell office:value-type="float" office:value="3.46866" calcext:value-type="float">
            <text:p>3.46866</text:p>
          </table:table-cell>
          <table:table-cell office:value-type="float" office:value="1.49" calcext:value-type="float">
            <text:p>1.49</text:p>
          </table:table-cell>
          <table:table-cell office:value-type="float" office:value="2.01409" calcext:value-type="float">
            <text:p>2.01409</text:p>
          </table:table-cell>
          <table:table-cell office:value-type="float" office:value="4.45445" calcext:value-type="float">
            <text:p>4.45445</text:p>
          </table:table-cell>
        </table:table-row>
        <table:table-row table:style-name="ro1">
          <table:table-cell office:value-type="float" office:value="3.11335" calcext:value-type="float">
            <text:p>3.11335</text:p>
          </table:table-cell>
          <table:table-cell office:value-type="float" office:value="1.3221" calcext:value-type="float">
            <text:p>1.3221</text:p>
          </table:table-cell>
          <table:table-cell office:value-type="float" office:value="1.7919" calcext:value-type="float">
            <text:p>1.7919</text:p>
          </table:table-cell>
          <table:table-cell office:value-type="float" office:value="4.53956" calcext:value-type="float">
            <text:p>4.53956</text:p>
          </table:table-cell>
        </table:table-row>
        <table:table-row table:style-name="ro1">
          <table:table-cell office:value-type="float" office:value="2.9021" calcext:value-type="float">
            <text:p>2.9021</text:p>
          </table:table-cell>
          <table:table-cell office:value-type="float" office:value="1.40421" calcext:value-type="float">
            <text:p>1.40421</text:p>
          </table:table-cell>
          <table:table-cell office:value-type="float" office:value="1.56341" calcext:value-type="float">
            <text:p>1.56341</text:p>
          </table:table-cell>
          <table:table-cell office:value-type="float" office:value="4.61488" calcext:value-type="float">
            <text:p>4.61488</text:p>
          </table:table-cell>
        </table:table-row>
        <table:table-row table:style-name="ro1">
          <table:table-cell office:value-type="float" office:value="2.6561" calcext:value-type="float">
            <text:p>2.6561</text:p>
          </table:table-cell>
          <table:table-cell office:value-type="float" office:value="1.32236" calcext:value-type="float">
            <text:p>1.32236</text:p>
          </table:table-cell>
          <table:table-cell office:value-type="float" office:value="1.32916" calcext:value-type="float">
            <text:p>1.32916</text:p>
          </table:table-cell>
          <table:table-cell office:value-type="float" office:value="4.67984" calcext:value-type="float">
            <text:p>4.67984</text:p>
          </table:table-cell>
        </table:table-row>
        <table:table-row table:style-name="ro1">
          <table:table-cell office:value-type="float" office:value="2.88987" calcext:value-type="float">
            <text:p>2.88987</text:p>
          </table:table-cell>
          <table:table-cell office:value-type="float" office:value="1.73913" calcext:value-type="float">
            <text:p>1.73913</text:p>
          </table:table-cell>
          <table:table-cell office:value-type="float" office:value="1.08972" calcext:value-type="float">
            <text:p>1.08972</text:p>
          </table:table-cell>
          <table:table-cell office:value-type="float" office:value="4.73389" calcext:value-type="float">
            <text:p>4.73389</text:p>
          </table:table-cell>
        </table:table-row>
        <table:table-row table:style-name="ro1">
          <table:table-cell office:value-type="float" office:value="2.43421" calcext:value-type="float">
            <text:p>2.43421</text:p>
          </table:table-cell>
          <table:table-cell office:value-type="float" office:value="1.33639" calcext:value-type="float">
            <text:p>1.33639</text:p>
          </table:table-cell>
          <table:table-cell office:value-type="float" office:value="0.845742" calcext:value-type="float">
            <text:p>0.845742</text:p>
          </table:table-cell>
          <table:table-cell office:value-type="float" office:value="4.77652" calcext:value-type="float">
            <text:p>4.77652</text:p>
          </table:table-cell>
        </table:table-row>
        <table:table-row table:style-name="ro1">
          <table:table-cell office:value-type="float" office:value="2.54777" calcext:value-type="float">
            <text:p>2.54777</text:p>
          </table:table-cell>
          <table:table-cell office:value-type="float" office:value="1.61783" calcext:value-type="float">
            <text:p>1.61783</text:p>
          </table:table-cell>
          <table:table-cell office:value-type="float" office:value="0.597892" calcext:value-type="float">
            <text:p>0.597892</text:p>
          </table:table-cell>
          <table:table-cell office:value-type="float" office:value="4.80727" calcext:value-type="float">
            <text:p>4.80727</text:p>
          </table:table-cell>
        </table:table-row>
        <table:table-row table:style-name="ro1">
          <table:table-cell office:value-type="float" office:value="1.76104" calcext:value-type="float">
            <text:p>1.76104</text:p>
          </table:table-cell>
          <table:table-cell office:value-type="float" office:value="1.12246" calcext:value-type="float">
            <text:p>1.12246</text:p>
          </table:table-cell>
          <table:table-cell office:value-type="float" office:value="0.346889" calcext:value-type="float">
            <text:p>0.346889</text:p>
          </table:table-cell>
          <table:table-cell office:value-type="float" office:value="4.82575" calcext:value-type="float">
            <text:p>4.82575</text:p>
          </table:table-cell>
        </table:table-row>
        <table:table-row table:style-name="ro1">
          <table:table-cell office:value-type="float" office:value="2.58116" calcext:value-type="float">
            <text:p>2.58116</text:p>
          </table:table-cell>
          <table:table-cell office:value-type="float" office:value="1.5473" calcext:value-type="float">
            <text:p>1.5473</text:p>
          </table:table-cell>
          <table:table-cell office:value-type="float" office:value="0.093487" calcext:value-type="float">
            <text:p>0.093487</text:p>
          </table:table-cell>
          <table:table-cell office:value-type="float" office:value="4.83159" calcext:value-type="float">
            <text:p>4.83159</text:p>
          </table:table-cell>
        </table:table-row>
        <table:table-row table:style-name="ro1">
          <table:table-cell office:value-type="float" office:value="1.66709" calcext:value-type="float">
            <text:p>1.66709</text:p>
          </table:table-cell>
          <table:table-cell office:value-type="float" office:value="1.03945" calcext:value-type="float">
            <text:p>1.03945</text:p>
          </table:table-cell>
          <table:table-cell office:value-type="float" office:value="-0.161529" calcext:value-type="float">
            <text:p>-0.161529</text:p>
          </table:table-cell>
          <table:table-cell office:value-type="float" office:value="4.82451" calcext:value-type="float">
            <text:p>4.82451</text:p>
          </table:table-cell>
        </table:table-row>
        <table:table-row table:style-name="ro1">
          <table:table-cell office:value-type="float" office:value="1.86591" calcext:value-type="float">
            <text:p>1.86591</text:p>
          </table:table-cell>
          <table:table-cell office:value-type="float" office:value="1.09336" calcext:value-type="float">
            <text:p>1.09336</text:p>
          </table:table-cell>
          <table:table-cell office:value-type="float" office:value="-0.417348" calcext:value-type="float">
            <text:p>-0.417348</text:p>
          </table:table-cell>
          <table:table-cell office:value-type="float" office:value="4.80428" calcext:value-type="float">
            <text:p>4.80428</text:p>
          </table:table-cell>
        </table:table-row>
        <table:table-row table:style-name="ro1">
          <table:table-cell office:value-type="float" office:value="1.76748" calcext:value-type="float">
            <text:p>1.76748</text:p>
          </table:table-cell>
          <table:table-cell office:value-type="float" office:value="1.20368" calcext:value-type="float">
            <text:p>1.20368</text:p>
          </table:table-cell>
          <table:table-cell office:value-type="float" office:value="-0.673135" calcext:value-type="float">
            <text:p>-0.673135</text:p>
          </table:table-cell>
          <table:table-cell office:value-type="float" office:value="4.77072" calcext:value-type="float">
            <text:p>4.77072</text:p>
          </table:table-cell>
        </table:table-row>
        <table:table-row table:style-name="ro1">
          <table:table-cell office:value-type="float" office:value="1.45604" calcext:value-type="float">
            <text:p>1.45604</text:p>
          </table:table-cell>
          <table:table-cell office:value-type="float" office:value="0.968659" calcext:value-type="float">
            <text:p>0.968659</text:p>
          </table:table-cell>
          <table:table-cell office:value-type="float" office:value="-0.928043" calcext:value-type="float">
            <text:p>-0.928043</text:p>
          </table:table-cell>
          <table:table-cell office:value-type="float" office:value="4.72374" calcext:value-type="float">
            <text:p>4.72374</text:p>
          </table:table-cell>
        </table:table-row>
        <table:table-row table:style-name="ro1">
          <table:table-cell office:value-type="float" office:value="1.39647" calcext:value-type="float">
            <text:p>1.39647</text:p>
          </table:table-cell>
          <table:table-cell office:value-type="float" office:value="1.02251" calcext:value-type="float">
            <text:p>1.02251</text:p>
          </table:table-cell>
          <table:table-cell office:value-type="float" office:value="-1.18121" calcext:value-type="float">
            <text:p>-1.18121</text:p>
          </table:table-cell>
          <table:table-cell office:value-type="float" office:value="4.66331" calcext:value-type="float">
            <text:p>4.66331</text:p>
          </table:table-cell>
        </table:table-row>
        <table:table-row table:style-name="ro1">
          <table:table-cell office:value-type="float" office:value="1.4053" calcext:value-type="float">
            <text:p>1.4053</text:p>
          </table:table-cell>
          <table:table-cell office:value-type="float" office:value="0.979244" calcext:value-type="float">
            <text:p>0.979244</text:p>
          </table:table-cell>
          <table:table-cell office:value-type="float" office:value="-1.43177" calcext:value-type="float">
            <text:p>-1.43177</text:p>
          </table:table-cell>
          <table:table-cell office:value-type="float" office:value="4.58944" calcext:value-type="float">
            <text:p>4.58944</text:p>
          </table:table-cell>
        </table:table-row>
        <table:table-row table:style-name="ro1">
          <table:table-cell office:value-type="float" office:value="0.381206" calcext:value-type="float">
            <text:p>0.381206</text:p>
          </table:table-cell>
          <table:table-cell office:value-type="float" office:value="0.292237" calcext:value-type="float">
            <text:p>0.292237</text:p>
          </table:table-cell>
          <table:table-cell office:value-type="float" office:value="-1.67887" calcext:value-type="float">
            <text:p>-1.67887</text:p>
          </table:table-cell>
          <table:table-cell office:value-type="float" office:value="4.50226" calcext:value-type="float">
            <text:p>4.50226</text:p>
          </table:table-cell>
        </table:table-row>
        <table:table-row table:style-name="ro1">
          <table:table-cell office:value-type="float" office:value="0.909064" calcext:value-type="float">
            <text:p>0.909064</text:p>
          </table:table-cell>
          <table:table-cell office:value-type="float" office:value="0.68783" calcext:value-type="float">
            <text:p>0.68783</text:p>
          </table:table-cell>
          <table:table-cell office:value-type="float" office:value="-1.92164" calcext:value-type="float">
            <text:p>-1.92164</text:p>
          </table:table-cell>
          <table:table-cell office:value-type="float" office:value="4.40193" calcext:value-type="float">
            <text:p>4.40193</text:p>
          </table:table-cell>
        </table:table-row>
        <table:table-row table:style-name="ro1">
          <table:table-cell office:value-type="float" office:value="0.929958" calcext:value-type="float">
            <text:p>0.929958</text:p>
          </table:table-cell>
          <table:table-cell office:value-type="float" office:value="0.776868" calcext:value-type="float">
            <text:p>0.776868</text:p>
          </table:table-cell>
          <table:table-cell office:value-type="float" office:value="-2.15925" calcext:value-type="float">
            <text:p>-2.15925</text:p>
          </table:table-cell>
          <table:table-cell office:value-type="float" office:value="4.28868" calcext:value-type="float">
            <text:p>4.28868</text:p>
          </table:table-cell>
        </table:table-row>
        <table:table-row table:style-name="ro1">
          <table:table-cell office:value-type="float" office:value="0.553379" calcext:value-type="float">
            <text:p>0.553379</text:p>
          </table:table-cell>
          <table:table-cell office:value-type="float" office:value="0.464827" calcext:value-type="float">
            <text:p>0.464827</text:p>
          </table:table-cell>
          <table:table-cell office:value-type="float" office:value="-2.39087" calcext:value-type="float">
            <text:p>-2.39087</text:p>
          </table:table-cell>
          <table:table-cell office:value-type="float" office:value="4.16284" calcext:value-type="float">
            <text:p>4.16284</text:p>
          </table:table-cell>
        </table:table-row>
        <table:table-row table:style-name="ro1">
          <table:table-cell office:value-type="float" office:value="-0.0446123" calcext:value-type="float">
            <text:p>-0.0446123</text:p>
          </table:table-cell>
          <table:table-cell office:value-type="float" office:value="-0.0419454" calcext:value-type="float">
            <text:p>-0.0419454</text:p>
          </table:table-cell>
          <table:table-cell office:value-type="float" office:value="-2.61571" calcext:value-type="float">
            <text:p>-2.61571</text:p>
          </table:table-cell>
          <table:table-cell office:value-type="float" office:value="4.02476" calcext:value-type="float">
            <text:p>4.02476</text:p>
          </table:table-cell>
        </table:table-row>
        <table:table-row table:style-name="ro1">
          <table:table-cell office:value-type="float" office:value="0.788733" calcext:value-type="float">
            <text:p>0.788733</text:p>
          </table:table-cell>
          <table:table-cell office:value-type="float" office:value="0.713869" calcext:value-type="float">
            <text:p>0.713869</text:p>
          </table:table-cell>
          <table:table-cell office:value-type="float" office:value="-2.83299" calcext:value-type="float">
            <text:p>-2.83299</text:p>
          </table:table-cell>
          <table:table-cell office:value-type="float" office:value="3.87489" calcext:value-type="float">
            <text:p>3.87489</text:p>
          </table:table-cell>
        </table:table-row>
        <table:table-row table:style-name="ro1">
          <table:table-cell office:value-type="float" office:value="0.485757" calcext:value-type="float">
            <text:p>0.485757</text:p>
          </table:table-cell>
          <table:table-cell office:value-type="float" office:value="0.464834" calcext:value-type="float">
            <text:p>0.464834</text:p>
          </table:table-cell>
          <table:table-cell office:value-type="float" office:value="-3.042" calcext:value-type="float">
            <text:p>-3.042</text:p>
          </table:table-cell>
          <table:table-cell office:value-type="float" office:value="3.71372" calcext:value-type="float">
            <text:p>3.71372</text:p>
          </table:table-cell>
        </table:table-row>
        <table:table-row table:style-name="ro1">
          <table:table-cell office:value-type="float" office:value="-0.0671298" calcext:value-type="float">
            <text:p>-0.0671298</text:p>
          </table:table-cell>
          <table:table-cell office:value-type="float" office:value="-0.0641806" calcext:value-type="float">
            <text:p>-0.0641806</text:p>
          </table:table-cell>
          <table:table-cell office:value-type="float" office:value="-3.24204" calcext:value-type="float">
            <text:p>-3.24204</text:p>
          </table:table-cell>
          <table:table-cell office:value-type="float" office:value="3.5418" calcext:value-type="float">
            <text:p>3.5418</text:p>
          </table:table-cell>
        </table:table-row>
        <table:table-row table:style-name="ro1">
          <table:table-cell office:value-type="float" office:value="0.109758" calcext:value-type="float">
            <text:p>0.109758</text:p>
          </table:table-cell>
          <table:table-cell office:value-type="float" office:value="0.105571" calcext:value-type="float">
            <text:p>0.105571</text:p>
          </table:table-cell>
          <table:table-cell office:value-type="float" office:value="-3.43247" calcext:value-type="float">
            <text:p>-3.43247</text:p>
          </table:table-cell>
          <table:table-cell office:value-type="float" office:value="3.35973" calcext:value-type="float">
            <text:p>3.35973</text:p>
          </table:table-cell>
        </table:table-row>
        <table:table-row table:style-name="ro1">
          <table:table-cell office:value-type="float" office:value="-0.177769" calcext:value-type="float">
            <text:p>-0.177769</text:p>
          </table:table-cell>
          <table:table-cell office:value-type="float" office:value="-0.180622" calcext:value-type="float">
            <text:p>-0.180622</text:p>
          </table:table-cell>
          <table:table-cell office:value-type="float" office:value="-3.61271" calcext:value-type="float">
            <text:p>-3.61271</text:p>
          </table:table-cell>
          <table:table-cell office:value-type="float" office:value="3.16817" calcext:value-type="float">
            <text:p>3.16817</text:p>
          </table:table-cell>
        </table:table-row>
        <table:table-row table:style-name="ro1">
          <table:table-cell office:value-type="float" office:value="-0.106872" calcext:value-type="float">
            <text:p>-0.106872</text:p>
          </table:table-cell>
          <table:table-cell office:value-type="float" office:value="-0.124482" calcext:value-type="float">
            <text:p>-0.124482</text:p>
          </table:table-cell>
          <table:table-cell office:value-type="float" office:value="-3.78221" calcext:value-type="float">
            <text:p>-3.78221</text:p>
          </table:table-cell>
          <table:table-cell office:value-type="float" office:value="2.9678" calcext:value-type="float">
            <text:p>2.9678</text:p>
          </table:table-cell>
        </table:table-row>
        <table:table-row table:style-name="ro1">
          <table:table-cell office:value-type="float" office:value="-0.331182" calcext:value-type="float">
            <text:p>-0.331182</text:p>
          </table:table-cell>
          <table:table-cell office:value-type="float" office:value="-0.414199" calcext:value-type="float">
            <text:p>-0.414199</text:p>
          </table:table-cell>
          <table:table-cell office:value-type="float" office:value="-3.9405" calcext:value-type="float">
            <text:p>-3.9405</text:p>
          </table:table-cell>
          <table:table-cell office:value-type="float" office:value="2.75938" calcext:value-type="float">
            <text:p>2.75938</text:p>
          </table:table-cell>
        </table:table-row>
        <table:table-row table:style-name="ro1">
          <table:table-cell office:value-type="float" office:value="-0.580261" calcext:value-type="float">
            <text:p>-0.580261</text:p>
          </table:table-cell>
          <table:table-cell office:value-type="float" office:value="-0.645136" calcext:value-type="float">
            <text:p>-0.645136</text:p>
          </table:table-cell>
          <table:table-cell office:value-type="float" office:value="-4.08716" calcext:value-type="float">
            <text:p>-4.08716</text:p>
          </table:table-cell>
          <table:table-cell office:value-type="float" office:value="2.54364" calcext:value-type="float">
            <text:p>2.54364</text:p>
          </table:table-cell>
        </table:table-row>
        <table:table-row table:style-name="ro1">
          <table:table-cell office:value-type="float" office:value="-0.272591" calcext:value-type="float">
            <text:p>-0.272591</text:p>
          </table:table-cell>
          <table:table-cell office:value-type="float" office:value="-0.322697" calcext:value-type="float">
            <text:p>-0.322697</text:p>
          </table:table-cell>
          <table:table-cell office:value-type="float" office:value="-4.22185" calcext:value-type="float">
            <text:p>-4.22185</text:p>
          </table:table-cell>
          <table:table-cell office:value-type="float" office:value="2.32141" calcext:value-type="float">
            <text:p>2.32141</text:p>
          </table:table-cell>
        </table:table-row>
        <table:table-row table:style-name="ro1">
          <table:table-cell office:value-type="float" office:value="-0.416809" calcext:value-type="float">
            <text:p>-0.416809</text:p>
          </table:table-cell>
          <table:table-cell office:value-type="float" office:value="-0.619093" calcext:value-type="float">
            <text:p>-0.619093</text:p>
          </table:table-cell>
          <table:table-cell office:value-type="float" office:value="-4.34427" calcext:value-type="float">
            <text:p>-4.34427</text:p>
          </table:table-cell>
          <table:table-cell office:value-type="float" office:value="2.09347" calcext:value-type="float">
            <text:p>2.09347</text:p>
          </table:table-cell>
        </table:table-row>
        <table:table-row table:style-name="ro1">
          <table:table-cell office:value-type="float" office:value="-0.621285" calcext:value-type="float">
            <text:p>-0.621285</text:p>
          </table:table-cell>
          <table:table-cell office:value-type="float" office:value="-0.840747" calcext:value-type="float">
            <text:p>-0.840747</text:p>
          </table:table-cell>
          <table:table-cell office:value-type="float" office:value="-4.4542" calcext:value-type="float">
            <text:p>-4.4542</text:p>
          </table:table-cell>
          <table:table-cell office:value-type="float" office:value="1.86068" calcext:value-type="float">
            <text:p>1.86068</text:p>
          </table:table-cell>
        </table:table-row>
        <table:table-row table:style-name="ro1">
          <table:table-cell office:value-type="float" office:value="-0.713148" calcext:value-type="float">
            <text:p>-0.713148</text:p>
          </table:table-cell>
          <table:table-cell office:value-type="float" office:value="-1.08217" calcext:value-type="float">
            <text:p>-1.08217</text:p>
          </table:table-cell>
          <table:table-cell office:value-type="float" office:value="-4.55149" calcext:value-type="float">
            <text:p>-4.55149</text:p>
          </table:table-cell>
          <table:table-cell office:value-type="float" office:value="1.62386" calcext:value-type="float">
            <text:p>1.62386</text:p>
          </table:table-cell>
        </table:table-row>
        <table:table-row table:style-name="ro1">
          <table:table-cell office:value-type="float" office:value="-0.828669" calcext:value-type="float">
            <text:p>-0.828669</text:p>
          </table:table-cell>
          <table:table-cell office:value-type="float" office:value="-1.25045" calcext:value-type="float">
            <text:p>-1.25045</text:p>
          </table:table-cell>
          <table:table-cell office:value-type="float" office:value="-4.63606" calcext:value-type="float">
            <text:p>-4.63606</text:p>
          </table:table-cell>
          <table:table-cell office:value-type="float" office:value="1.38386" calcext:value-type="float">
            <text:p>1.38386</text:p>
          </table:table-cell>
        </table:table-row>
        <table:table-row table:style-name="ro1">
          <table:table-cell office:value-type="float" office:value="-1.12621" calcext:value-type="float">
            <text:p>-1.12621</text:p>
          </table:table-cell>
          <table:table-cell office:value-type="float" office:value="-1.6638" calcext:value-type="float">
            <text:p>-1.6638</text:p>
          </table:table-cell>
          <table:table-cell office:value-type="float" office:value="-4.70789" calcext:value-type="float">
            <text:p>-4.70789</text:p>
          </table:table-cell>
          <table:table-cell office:value-type="float" office:value="1.14153" calcext:value-type="float">
            <text:p>1.14153</text:p>
          </table:table-cell>
        </table:table-row>
        <table:table-row table:style-name="ro1">
          <table:table-cell office:value-type="float" office:value="-0.974441" calcext:value-type="float">
            <text:p>-0.974441</text:p>
          </table:table-cell>
          <table:table-cell office:value-type="float" office:value="-1.55402" calcext:value-type="float">
            <text:p>-1.55402</text:p>
          </table:table-cell>
          <table:table-cell office:value-type="float" office:value="-4.76702" calcext:value-type="float">
            <text:p>-4.76702</text:p>
          </table:table-cell>
          <table:table-cell office:value-type="float" office:value="0.897694" calcext:value-type="float">
            <text:p>0.897694</text:p>
          </table:table-cell>
        </table:table-row>
        <table:table-row table:style-name="ro1">
          <table:table-cell office:value-type="float" office:value="-0.952942" calcext:value-type="float">
            <text:p>-0.952942</text:p>
          </table:table-cell>
          <table:table-cell office:value-type="float" office:value="-1.79321" calcext:value-type="float">
            <text:p>-1.79321</text:p>
          </table:table-cell>
          <table:table-cell office:value-type="float" office:value="-4.81358" calcext:value-type="float">
            <text:p>-4.81358</text:p>
          </table:table-cell>
          <table:table-cell office:value-type="float" office:value="0.653175" calcext:value-type="float">
            <text:p>0.653175</text:p>
          </table:table-cell>
        </table:table-row>
        <table:table-row table:style-name="ro1">
          <table:table-cell office:value-type="float" office:value="-1.1347" calcext:value-type="float">
            <text:p>-1.1347</text:p>
          </table:table-cell>
          <table:table-cell office:value-type="float" office:value="-1.93363" calcext:value-type="float">
            <text:p>-1.93363</text:p>
          </table:table-cell>
          <table:table-cell office:value-type="float" office:value="-4.84773" calcext:value-type="float">
            <text:p>-4.84773</text:p>
          </table:table-cell>
          <table:table-cell office:value-type="float" office:value="0.408778" calcext:value-type="float">
            <text:p>0.408778</text:p>
          </table:table-cell>
        </table:table-row>
        <table:table-row table:style-name="ro1">
          <table:table-cell office:value-type="float" office:value="-1.17593" calcext:value-type="float">
            <text:p>-1.17593</text:p>
          </table:table-cell>
          <table:table-cell office:value-type="float" office:value="-2.10924" calcext:value-type="float">
            <text:p>-2.10924</text:p>
          </table:table-cell>
          <table:table-cell office:value-type="float" office:value="-4.86971" calcext:value-type="float">
            <text:p>-4.86971</text:p>
          </table:table-cell>
          <table:table-cell office:value-type="float" office:value="0.165281" calcext:value-type="float">
            <text:p>0.165281</text:p>
          </table:table-cell>
        </table:table-row>
        <table:table-row table:style-name="ro1">
          <table:table-cell office:value-type="float" office:value="-1.19152" calcext:value-type="float">
            <text:p>-1.19152</text:p>
          </table:table-cell>
          <table:table-cell office:value-type="float" office:value="-2.3204" calcext:value-type="float">
            <text:p>-2.3204</text:p>
          </table:table-cell>
          <table:table-cell office:value-type="float" office:value="-4.87982" calcext:value-type="float">
            <text:p>-4.87982</text:p>
          </table:table-cell>
          <table:table-cell office:value-type="float" office:value="-0.076565" calcext:value-type="float">
            <text:p>-0.076565</text:p>
          </table:table-cell>
        </table:table-row>
        <table:table-row table:style-name="ro1">
          <table:table-cell office:value-type="float" office:value="-0.925044" calcext:value-type="float">
            <text:p>-0.925044</text:p>
          </table:table-cell>
          <table:table-cell office:value-type="float" office:value="-2.12634" calcext:value-type="float">
            <text:p>-2.12634</text:p>
          </table:table-cell>
          <table:table-cell office:value-type="float" office:value="-4.8784" calcext:value-type="float">
            <text:p>-4.8784</text:p>
          </table:table-cell>
          <table:table-cell office:value-type="float" office:value="-0.31604" calcext:value-type="float">
            <text:p>-0.31604</text:p>
          </table:table-cell>
        </table:table-row>
        <table:table-row table:style-name="ro1">
          <table:table-cell office:value-type="float" office:value="-1.14489" calcext:value-type="float">
            <text:p>-1.14489</text:p>
          </table:table-cell>
          <table:table-cell office:value-type="float" office:value="-2.44283" calcext:value-type="float">
            <text:p>-2.44283</text:p>
          </table:table-cell>
          <table:table-cell office:value-type="float" office:value="-4.86585" calcext:value-type="float">
            <text:p>-4.86585</text:p>
          </table:table-cell>
          <table:table-cell office:value-type="float" office:value="-0.552463" calcext:value-type="float">
            <text:p>-0.552463</text:p>
          </table:table-cell>
        </table:table-row>
        <table:table-row table:style-name="ro1">
          <table:table-cell office:value-type="float" office:value="-0.954189" calcext:value-type="float">
            <text:p>-0.954189</text:p>
          </table:table-cell>
          <table:table-cell office:value-type="float" office:value="-2.14703" calcext:value-type="float">
            <text:p>-2.14703</text:p>
          </table:table-cell>
          <table:table-cell office:value-type="float" office:value="-4.84262" calcext:value-type="float">
            <text:p>-4.84262</text:p>
          </table:table-cell>
          <table:table-cell office:value-type="float" office:value="-0.785189" calcext:value-type="float">
            <text:p>-0.785189</text:p>
          </table:table-cell>
        </table:table-row>
        <table:table-row table:style-name="ro1">
          <table:table-cell office:value-type="float" office:value="-1.18928" calcext:value-type="float">
            <text:p>-1.18928</text:p>
          </table:table-cell>
          <table:table-cell office:value-type="float" office:value="-2.58897" calcext:value-type="float">
            <text:p>-2.58897</text:p>
          </table:table-cell>
          <table:table-cell office:value-type="float" office:value="-4.80919" calcext:value-type="float">
            <text:p>-4.80919</text:p>
          </table:table-cell>
          <table:table-cell office:value-type="float" office:value="-1.01362" calcext:value-type="float">
            <text:p>-1.01362</text:p>
          </table:table-cell>
        </table:table-row>
        <table:table-row table:style-name="ro1">
          <table:table-cell office:value-type="float" office:value="-1.32371" calcext:value-type="float">
            <text:p>-1.32371</text:p>
          </table:table-cell>
          <table:table-cell office:value-type="float" office:value="-2.68994" calcext:value-type="float">
            <text:p>-2.68994</text:p>
          </table:table-cell>
          <table:table-cell office:value-type="float" office:value="-4.76608" calcext:value-type="float">
            <text:p>-4.76608</text:p>
          </table:table-cell>
          <table:table-cell office:value-type="float" office:value="-1.2372" calcext:value-type="float">
            <text:p>-1.2372</text:p>
          </table:table-cell>
        </table:table-row>
        <table:table-row table:style-name="ro1">
          <table:table-cell office:value-type="float" office:value="-1.20215" calcext:value-type="float">
            <text:p>-1.20215</text:p>
          </table:table-cell>
          <table:table-cell office:value-type="float" office:value="-2.97011" calcext:value-type="float">
            <text:p>-2.97011</text:p>
          </table:table-cell>
          <table:table-cell office:value-type="float" office:value="-4.71387" calcext:value-type="float">
            <text:p>-4.71387</text:p>
          </table:table-cell>
          <table:table-cell office:value-type="float" office:value="-1.45542" calcext:value-type="float">
            <text:p>-1.45542</text:p>
          </table:table-cell>
        </table:table-row>
        <table:table-row table:style-name="ro1">
          <table:table-cell office:value-type="float" office:value="-1.30833" calcext:value-type="float">
            <text:p>-1.30833</text:p>
          </table:table-cell>
          <table:table-cell office:value-type="float" office:value="-3.25969" calcext:value-type="float">
            <text:p>-3.25969</text:p>
          </table:table-cell>
          <table:table-cell office:value-type="float" office:value="-4.65313" calcext:value-type="float">
            <text:p>-4.65313</text:p>
          </table:table-cell>
          <table:table-cell office:value-type="float" office:value="-1.66781" calcext:value-type="float">
            <text:p>-1.66781</text:p>
          </table:table-cell>
        </table:table-row>
        <table:table-row table:style-name="ro1">
          <table:table-cell office:value-type="float" office:value="-1.10566" calcext:value-type="float">
            <text:p>-1.10566</text:p>
          </table:table-cell>
          <table:table-cell office:value-type="float" office:value="-3.13663" calcext:value-type="float">
            <text:p>-3.13663</text:p>
          </table:table-cell>
          <table:table-cell office:value-type="float" office:value="-4.58448" calcext:value-type="float">
            <text:p>-4.58448</text:p>
          </table:table-cell>
          <table:table-cell office:value-type="float" office:value="-1.87399" calcext:value-type="float">
            <text:p>-1.87399</text:p>
          </table:table-cell>
        </table:table-row>
        <table:table-row table:style-name="ro1">
          <table:table-cell office:value-type="float" office:value="-1.08706" calcext:value-type="float">
            <text:p>-1.08706</text:p>
          </table:table-cell>
          <table:table-cell office:value-type="float" office:value="-3.17806" calcext:value-type="float">
            <text:p>-3.17806</text:p>
          </table:table-cell>
          <table:table-cell office:value-type="float" office:value="-4.50854" calcext:value-type="float">
            <text:p>-4.50854</text:p>
          </table:table-cell>
          <table:table-cell office:value-type="float" office:value="-2.07357" calcext:value-type="float">
            <text:p>-2.07357</text:p>
          </table:table-cell>
        </table:table-row>
        <table:table-row table:style-name="ro1">
          <table:table-cell office:value-type="float" office:value="-1.09818" calcext:value-type="float">
            <text:p>-1.09818</text:p>
          </table:table-cell>
          <table:table-cell office:value-type="float" office:value="-3.32499" calcext:value-type="float">
            <text:p>-3.32499</text:p>
          </table:table-cell>
          <table:table-cell office:value-type="float" office:value="-4.42598" calcext:value-type="float">
            <text:p>-4.42598</text:p>
          </table:table-cell>
          <table:table-cell office:value-type="float" office:value="-2.26625" calcext:value-type="float">
            <text:p>-2.26625</text:p>
          </table:table-cell>
        </table:table-row>
        <table:table-row table:style-name="ro1">
          <table:table-cell office:value-type="float" office:value="-1.01136" calcext:value-type="float">
            <text:p>-1.01136</text:p>
          </table:table-cell>
          <table:table-cell office:value-type="float" office:value="-3.73458" calcext:value-type="float">
            <text:p>-3.73458</text:p>
          </table:table-cell>
          <table:table-cell office:value-type="float" office:value="-4.33744" calcext:value-type="float">
            <text:p>-4.33744</text:p>
          </table:table-cell>
          <table:table-cell office:value-type="float" office:value="-2.45178" calcext:value-type="float">
            <text:p>-2.45178</text:p>
          </table:table-cell>
        </table:table-row>
        <table:table-row table:style-name="ro1">
          <table:table-cell office:value-type="float" office:value="-1.1374" calcext:value-type="float">
            <text:p>-1.1374</text:p>
          </table:table-cell>
          <table:table-cell office:value-type="float" office:value="-3.62898" calcext:value-type="float">
            <text:p>-3.62898</text:p>
          </table:table-cell>
          <table:table-cell office:value-type="float" office:value="-4.24359" calcext:value-type="float">
            <text:p>-4.24359</text:p>
          </table:table-cell>
          <table:table-cell office:value-type="float" office:value="-2.62995" calcext:value-type="float">
            <text:p>-2.62995</text:p>
          </table:table-cell>
        </table:table-row>
        <table:table-row table:style-name="ro1">
          <table:table-cell office:value-type="float" office:value="-1.02268" calcext:value-type="float">
            <text:p>-1.02268</text:p>
          </table:table-cell>
          <table:table-cell office:value-type="float" office:value="-3.36036" calcext:value-type="float">
            <text:p>-3.36036</text:p>
          </table:table-cell>
          <table:table-cell office:value-type="float" office:value="-4.1451" calcext:value-type="float">
            <text:p>-4.1451</text:p>
          </table:table-cell>
          <table:table-cell office:value-type="float" office:value="-2.80059" calcext:value-type="float">
            <text:p>-2.80059</text:p>
          </table:table-cell>
        </table:table-row>
        <table:table-row table:style-name="ro1">
          <table:table-cell office:value-type="float" office:value="-0.817671" calcext:value-type="float">
            <text:p>-0.817671</text:p>
          </table:table-cell>
          <table:table-cell office:value-type="float" office:value="-3.90607" calcext:value-type="float">
            <text:p>-3.90607</text:p>
          </table:table-cell>
          <table:table-cell office:value-type="float" office:value="-4.04263" calcext:value-type="float">
            <text:p>-4.04263</text:p>
          </table:table-cell>
          <table:table-cell office:value-type="float" office:value="-2.96359" calcext:value-type="float">
            <text:p>-2.96359</text:p>
          </table:table-cell>
        </table:table-row>
        <table:table-row table:style-name="ro1">
          <table:table-cell office:value-type="float" office:value="-0.896403" calcext:value-type="float">
            <text:p>-0.896403</text:p>
          </table:table-cell>
          <table:table-cell office:value-type="float" office:value="-3.52707" calcext:value-type="float">
            <text:p>-3.52707</text:p>
          </table:table-cell>
          <table:table-cell office:value-type="float" office:value="-3.93685" calcext:value-type="float">
            <text:p>-3.93685</text:p>
          </table:table-cell>
          <table:table-cell office:value-type="float" office:value="-3.11888" calcext:value-type="float">
            <text:p>-3.11888</text:p>
          </table:table-cell>
        </table:table-row>
        <table:table-row table:style-name="ro1">
          <table:table-cell office:value-type="float" office:value="-0.811291" calcext:value-type="float">
            <text:p>-0.811291</text:p>
          </table:table-cell>
          <table:table-cell office:value-type="float" office:value="-4.46253" calcext:value-type="float">
            <text:p>-4.46253</text:p>
          </table:table-cell>
          <table:table-cell office:value-type="float" office:value="-3.82841" calcext:value-type="float">
            <text:p>-3.82841</text:p>
          </table:table-cell>
          <table:table-cell office:value-type="float" office:value="-3.26644" calcext:value-type="float">
            <text:p>-3.26644</text:p>
          </table:table-cell>
        </table:table-row>
        <table:table-row table:style-name="ro1">
          <table:table-cell office:value-type="float" office:value="-0.873715" calcext:value-type="float">
            <text:p>-0.873715</text:p>
          </table:table-cell>
          <table:table-cell office:value-type="float" office:value="-3.6416" calcext:value-type="float">
            <text:p>-3.6416</text:p>
          </table:table-cell>
          <table:table-cell office:value-type="float" office:value="-3.71795" calcext:value-type="float">
            <text:p>-3.71795</text:p>
          </table:table-cell>
          <table:table-cell office:value-type="float" office:value="-3.40627" calcext:value-type="float">
            <text:p>-3.40627</text:p>
          </table:table-cell>
        </table:table-row>
        <table:table-row table:style-name="ro1">
          <table:table-cell office:value-type="float" office:value="-0.649394" calcext:value-type="float">
            <text:p>-0.649394</text:p>
          </table:table-cell>
          <table:table-cell office:value-type="float" office:value="-4.37258" calcext:value-type="float">
            <text:p>-4.37258</text:p>
          </table:table-cell>
          <table:table-cell office:value-type="float" office:value="-3.60609" calcext:value-type="float">
            <text:p>-3.60609</text:p>
          </table:table-cell>
          <table:table-cell office:value-type="float" office:value="-3.53844" calcext:value-type="float">
            <text:p>-3.53844</text:p>
          </table:table-cell>
        </table:table-row>
        <table:table-row table:style-name="ro1">
          <table:table-cell office:value-type="float" office:value="-0.863881" calcext:value-type="float">
            <text:p>-0.863881</text:p>
          </table:table-cell>
          <table:table-cell office:value-type="float" office:value="-4.51971" calcext:value-type="float">
            <text:p>-4.51971</text:p>
          </table:table-cell>
          <table:table-cell office:value-type="float" office:value="-3.49344" calcext:value-type="float">
            <text:p>-3.49344</text:p>
          </table:table-cell>
          <table:table-cell office:value-type="float" office:value="-3.66302" calcext:value-type="float">
            <text:p>-3.66302</text:p>
          </table:table-cell>
        </table:table-row>
        <table:table-row table:style-name="ro1">
          <table:table-cell office:value-type="float" office:value="-0.571149" calcext:value-type="float">
            <text:p>-0.571149</text:p>
          </table:table-cell>
          <table:table-cell office:value-type="float" office:value="-3.78208" calcext:value-type="float">
            <text:p>-3.78208</text:p>
          </table:table-cell>
          <table:table-cell office:value-type="float" office:value="-3.38059" calcext:value-type="float">
            <text:p>-3.38059</text:p>
          </table:table-cell>
          <table:table-cell office:value-type="float" office:value="-3.78014" calcext:value-type="float">
            <text:p>-3.78014</text:p>
          </table:table-cell>
        </table:table-row>
        <table:table-row table:style-name="ro1">
          <table:table-cell office:value-type="float" office:value="-0.386825" calcext:value-type="float">
            <text:p>-0.386825</text:p>
          </table:table-cell>
          <table:table-cell office:value-type="float" office:value="-3.93579" calcext:value-type="float">
            <text:p>-3.93579</text:p>
          </table:table-cell>
          <table:table-cell office:value-type="float" office:value="-3.26812" calcext:value-type="float">
            <text:p>-3.26812</text:p>
          </table:table-cell>
          <table:table-cell office:value-type="float" office:value="-3.88995" calcext:value-type="float">
            <text:p>-3.88995</text:p>
          </table:table-cell>
        </table:table-row>
        <table:table-row table:style-name="ro1">
          <table:table-cell office:value-type="float" office:value="-0.426627" calcext:value-type="float">
            <text:p>-0.426627</text:p>
          </table:table-cell>
          <table:table-cell office:value-type="float" office:value="-3.98059" calcext:value-type="float">
            <text:p>-3.98059</text:p>
          </table:table-cell>
          <table:table-cell office:value-type="float" office:value="-3.15656" calcext:value-type="float">
            <text:p>-3.15656</text:p>
          </table:table-cell>
          <table:table-cell office:value-type="float" office:value="-3.99261" calcext:value-type="float">
            <text:p>-3.99261</text:p>
          </table:table-cell>
        </table:table-row>
        <table:table-row table:style-name="ro1">
          <table:table-cell office:value-type="float" office:value="-0.47999" calcext:value-type="float">
            <text:p>-0.47999</text:p>
          </table:table-cell>
          <table:table-cell office:value-type="float" office:value="-4.63756" calcext:value-type="float">
            <text:p>-4.63756</text:p>
          </table:table-cell>
          <table:table-cell office:value-type="float" office:value="-3.04644" calcext:value-type="float">
            <text:p>-3.04644</text:p>
          </table:table-cell>
          <table:table-cell office:value-type="float" office:value="-4.08832" calcext:value-type="float">
            <text:p>-4.08832</text:p>
          </table:table-cell>
        </table:table-row>
        <table:table-row table:style-name="ro1">
          <table:table-cell office:value-type="float" office:value="-0.227836" calcext:value-type="float">
            <text:p>-0.227836</text:p>
          </table:table-cell>
          <table:table-cell office:value-type="float" office:value="-4.26764" calcext:value-type="float">
            <text:p>-4.26764</text:p>
          </table:table-cell>
          <table:table-cell office:value-type="float" office:value="-2.93825" calcext:value-type="float">
            <text:p>-2.93825</text:p>
          </table:table-cell>
          <table:table-cell office:value-type="float" office:value="-4.1773" calcext:value-type="float">
            <text:p>-4.1773</text:p>
          </table:table-cell>
        </table:table-row>
        <table:table-row table:style-name="ro1">
          <table:table-cell office:value-type="float" office:value="-0.273556" calcext:value-type="float">
            <text:p>-0.273556</text:p>
          </table:table-cell>
          <table:table-cell office:value-type="float" office:value="-4.03476" calcext:value-type="float">
            <text:p>-4.03476</text:p>
          </table:table-cell>
          <table:table-cell office:value-type="float" office:value="-2.83246" calcext:value-type="float">
            <text:p>-2.83246</text:p>
          </table:table-cell>
          <table:table-cell office:value-type="float" office:value="-4.25977" calcext:value-type="float">
            <text:p>-4.25977</text:p>
          </table:table-cell>
        </table:table-row>
        <table:table-row table:style-name="ro1">
          <table:table-cell office:value-type="float" office:value="-0.23788" calcext:value-type="float">
            <text:p>-0.23788</text:p>
          </table:table-cell>
          <table:table-cell office:value-type="float" office:value="-4.69204" calcext:value-type="float">
            <text:p>-4.69204</text:p>
          </table:table-cell>
          <table:table-cell office:value-type="float" office:value="-2.72952" calcext:value-type="float">
            <text:p>-2.72952</text:p>
          </table:table-cell>
          <table:table-cell office:value-type="float" office:value="-4.33598" calcext:value-type="float">
            <text:p>-4.33598</text:p>
          </table:table-cell>
        </table:table-row>
        <table:table-row table:style-name="ro1">
          <table:table-cell office:value-type="float" office:value="0.0118243" calcext:value-type="float">
            <text:p>0.0118243</text:p>
          </table:table-cell>
          <table:table-cell office:value-type="float" office:value="-5.03235" calcext:value-type="float">
            <text:p>-5.03235</text:p>
          </table:table-cell>
          <table:table-cell office:value-type="float" office:value="-2.62984" calcext:value-type="float">
            <text:p>-2.62984</text:p>
          </table:table-cell>
          <table:table-cell office:value-type="float" office:value="-4.40617" calcext:value-type="float">
            <text:p>-4.40617</text:p>
          </table:table-cell>
        </table:table-row>
        <table:table-row table:style-name="ro1">
          <table:table-cell office:value-type="float" office:value="-0.0191914" calcext:value-type="float">
            <text:p>-0.0191914</text:p>
          </table:table-cell>
          <table:table-cell office:value-type="float" office:value="-4.99087" calcext:value-type="float">
            <text:p>-4.99087</text:p>
          </table:table-cell>
          <table:table-cell office:value-type="float" office:value="-2.53381" calcext:value-type="float">
            <text:p>-2.53381</text:p>
          </table:table-cell>
          <table:table-cell office:value-type="float" office:value="-4.47061" calcext:value-type="float">
            <text:p>-4.47061</text:p>
          </table:table-cell>
        </table:table-row>
        <table:table-row table:style-name="ro1">
          <table:table-cell office:value-type="float" office:value="0.0932167" calcext:value-type="float">
            <text:p>0.0932167</text:p>
          </table:table-cell>
          <table:table-cell office:value-type="float" office:value="-4.45528" calcext:value-type="float">
            <text:p>-4.45528</text:p>
          </table:table-cell>
          <table:table-cell office:value-type="float" office:value="-2.44179" calcext:value-type="float">
            <text:p>-2.44179</text:p>
          </table:table-cell>
          <table:table-cell office:value-type="float" office:value="-4.52955" calcext:value-type="float">
            <text:p>-4.52955</text:p>
          </table:table-cell>
        </table:table-row>
        <table:table-row table:style-name="ro1">
          <table:table-cell office:value-type="float" office:value="0.239496" calcext:value-type="float">
            <text:p>0.239496</text:p>
          </table:table-cell>
          <table:table-cell office:value-type="float" office:value="-4.32145" calcext:value-type="float">
            <text:p>-4.32145</text:p>
          </table:table-cell>
          <table:table-cell office:value-type="float" office:value="-2.35412" calcext:value-type="float">
            <text:p>-2.35412</text:p>
          </table:table-cell>
          <table:table-cell office:value-type="float" office:value="-4.58326" calcext:value-type="float">
            <text:p>-4.58326</text:p>
          </table:table-cell>
        </table:table-row>
        <table:table-row table:style-name="ro1">
          <table:table-cell office:value-type="float" office:value="0.343068" calcext:value-type="float">
            <text:p>0.343068</text:p>
          </table:table-cell>
          <table:table-cell office:value-type="float" office:value="-4.41864" calcext:value-type="float">
            <text:p>-4.41864</text:p>
          </table:table-cell>
          <table:table-cell office:value-type="float" office:value="-2.27111" calcext:value-type="float">
            <text:p>-2.27111</text:p>
          </table:table-cell>
          <table:table-cell office:value-type="float" office:value="-4.63198" calcext:value-type="float">
            <text:p>-4.63198</text:p>
          </table:table-cell>
        </table:table-row>
        <table:table-row table:style-name="ro1">
          <table:table-cell office:value-type="float" office:value="0.482392" calcext:value-type="float">
            <text:p>0.482392</text:p>
          </table:table-cell>
          <table:table-cell office:value-type="float" office:value="-4.43338" calcext:value-type="float">
            <text:p>-4.43338</text:p>
          </table:table-cell>
          <table:table-cell office:value-type="float" office:value="-2.19304" calcext:value-type="float">
            <text:p>-2.19304</text:p>
          </table:table-cell>
          <table:table-cell office:value-type="float" office:value="-4.67598" calcext:value-type="float">
            <text:p>-4.67598</text:p>
          </table:table-cell>
        </table:table-row>
        <table:table-row table:style-name="ro1">
          <table:table-cell office:value-type="float" office:value="0.332632" calcext:value-type="float">
            <text:p>0.332632</text:p>
          </table:table-cell>
          <table:table-cell office:value-type="float" office:value="-4.08923" calcext:value-type="float">
            <text:p>-4.08923</text:p>
          </table:table-cell>
          <table:table-cell office:value-type="float" office:value="-2.12017" calcext:value-type="float">
            <text:p>-2.12017</text:p>
          </table:table-cell>
          <table:table-cell office:value-type="float" office:value="-4.71549" calcext:value-type="float">
            <text:p>-4.71549</text:p>
          </table:table-cell>
        </table:table-row>
        <table:table-row table:style-name="ro1">
          <table:table-cell office:value-type="float" office:value="0.563447" calcext:value-type="float">
            <text:p>0.563447</text:p>
          </table:table-cell>
          <table:table-cell office:value-type="float" office:value="-4.72866" calcext:value-type="float">
            <text:p>-4.72866</text:p>
          </table:table-cell>
          <table:table-cell office:value-type="float" office:value="-2.05273" calcext:value-type="float">
            <text:p>-2.05273</text:p>
          </table:table-cell>
          <table:table-cell office:value-type="float" office:value="-4.75075" calcext:value-type="float">
            <text:p>-4.75075</text:p>
          </table:table-cell>
        </table:table-row>
        <table:table-row table:style-name="ro1">
          <table:table-cell office:value-type="float" office:value="0.746777" calcext:value-type="float">
            <text:p>0.746777</text:p>
          </table:table-cell>
          <table:table-cell office:value-type="float" office:value="-4.698" calcext:value-type="float">
            <text:p>-4.698</text:p>
          </table:table-cell>
          <table:table-cell office:value-type="float" office:value="-1.99093" calcext:value-type="float">
            <text:p>-1.99093</text:p>
          </table:table-cell>
          <table:table-cell office:value-type="float" office:value="-4.78198" calcext:value-type="float">
            <text:p>-4.78198</text:p>
          </table:table-cell>
        </table:table-row>
        <table:table-row table:style-name="ro1">
          <table:table-cell office:value-type="float" office:value="0.687342" calcext:value-type="float">
            <text:p>0.687342</text:p>
          </table:table-cell>
          <table:table-cell office:value-type="float" office:value="-4.28908" calcext:value-type="float">
            <text:p>-4.28908</text:p>
          </table:table-cell>
          <table:table-cell office:value-type="float" office:value="-1.93498" calcext:value-type="float">
            <text:p>-1.93498</text:p>
          </table:table-cell>
          <table:table-cell office:value-type="float" office:value="-4.80939" calcext:value-type="float">
            <text:p>-4.80939</text:p>
          </table:table-cell>
        </table:table-row>
        <table:table-row table:style-name="ro1">
          <table:table-cell office:value-type="float" office:value="1.09288" calcext:value-type="float">
            <text:p>1.09288</text:p>
          </table:table-cell>
          <table:table-cell office:value-type="float" office:value="-4.50888" calcext:value-type="float">
            <text:p>-4.50888</text:p>
          </table:table-cell>
          <table:table-cell office:value-type="float" office:value="-1.88502" calcext:value-type="float">
            <text:p>-1.88502</text:p>
          </table:table-cell>
          <table:table-cell office:value-type="float" office:value="-4.83316" calcext:value-type="float">
            <text:p>-4.83316</text:p>
          </table:table-cell>
        </table:table-row>
        <table:table-row table:style-name="ro1">
          <table:table-cell office:value-type="float" office:value="0.884393" calcext:value-type="float">
            <text:p>0.884393</text:p>
          </table:table-cell>
          <table:table-cell office:value-type="float" office:value="-4.10903" calcext:value-type="float">
            <text:p>-4.10903</text:p>
          </table:table-cell>
          <table:table-cell office:value-type="float" office:value="-1.8412" calcext:value-type="float">
            <text:p>-1.8412</text:p>
          </table:table-cell>
          <table:table-cell office:value-type="float" office:value="-4.85347" calcext:value-type="float">
            <text:p>-4.85347</text:p>
          </table:table-cell>
        </table:table-row>
        <table:table-row table:style-name="ro1">
          <table:table-cell office:value-type="float" office:value="1.33054" calcext:value-type="float">
            <text:p>1.33054</text:p>
          </table:table-cell>
          <table:table-cell office:value-type="float" office:value="-4.10118" calcext:value-type="float">
            <text:p>-4.10118</text:p>
          </table:table-cell>
          <table:table-cell office:value-type="float" office:value="-1.80365" calcext:value-type="float">
            <text:p>-1.80365</text:p>
          </table:table-cell>
          <table:table-cell office:value-type="float" office:value="-4.87047" calcext:value-type="float">
            <text:p>-4.87047</text:p>
          </table:table-cell>
        </table:table-row>
        <table:table-row table:style-name="ro1">
          <table:table-cell office:value-type="float" office:value="1.07421" calcext:value-type="float">
            <text:p>1.07421</text:p>
          </table:table-cell>
          <table:table-cell office:value-type="float" office:value="-4.02799" calcext:value-type="float">
            <text:p>-4.02799</text:p>
          </table:table-cell>
          <table:table-cell office:value-type="float" office:value="-1.77248" calcext:value-type="float">
            <text:p>-1.77248</text:p>
          </table:table-cell>
          <table:table-cell office:value-type="float" office:value="-4.8843" calcext:value-type="float">
            <text:p>-4.8843</text:p>
          </table:table-cell>
        </table:table-row>
        <table:table-row table:style-name="ro1">
          <table:table-cell office:value-type="float" office:value="1.39596" calcext:value-type="float">
            <text:p>1.39596</text:p>
          </table:table-cell>
          <table:table-cell office:value-type="float" office:value="-3.34603" calcext:value-type="float">
            <text:p>-3.34603</text:p>
          </table:table-cell>
          <table:table-cell office:value-type="float" office:value="-1.74777" calcext:value-type="float">
            <text:p>-1.74777</text:p>
          </table:table-cell>
          <table:table-cell office:value-type="float" office:value="-4.89507" calcext:value-type="float">
            <text:p>-4.89507</text:p>
          </table:table-cell>
        </table:table-row>
        <table:table-row table:style-name="ro1">
          <table:table-cell office:value-type="float" office:value="1.45814" calcext:value-type="float">
            <text:p>1.45814</text:p>
          </table:table-cell>
          <table:table-cell office:value-type="float" office:value="-3.76166" calcext:value-type="float">
            <text:p>-3.76166</text:p>
          </table:table-cell>
          <table:table-cell office:value-type="float" office:value="-1.72958" calcext:value-type="float">
            <text:p>-1.72958</text:p>
          </table:table-cell>
          <table:table-cell office:value-type="float" office:value="-4.90286" calcext:value-type="float">
            <text:p>-4.90286</text:p>
          </table:table-cell>
        </table:table-row>
        <table:table-row table:style-name="ro1">
          <table:table-cell office:value-type="float" office:value="1.25914" calcext:value-type="float">
            <text:p>1.25914</text:p>
          </table:table-cell>
          <table:table-cell office:value-type="float" office:value="-3.11155" calcext:value-type="float">
            <text:p>-3.11155</text:p>
          </table:table-cell>
          <table:table-cell office:value-type="float" office:value="-1.71797" calcext:value-type="float">
            <text:p>-1.71797</text:p>
          </table:table-cell>
          <table:table-cell office:value-type="float" office:value="-4.90774" calcext:value-type="float">
            <text:p>-4.90774</text:p>
          </table:table-cell>
        </table:table-row>
        <table:table-row table:style-name="ro1">
          <table:table-cell office:value-type="float" office:value="1.7995" calcext:value-type="float">
            <text:p>1.7995</text:p>
          </table:table-cell>
          <table:table-cell office:value-type="float" office:value="-3.13881" calcext:value-type="float">
            <text:p>-3.13881</text:p>
          </table:table-cell>
          <table:table-cell office:value-type="float" office:value="-1.71297" calcext:value-type="float">
            <text:p>-1.71297</text:p>
          </table:table-cell>
          <table:table-cell office:value-type="float" office:value="-4.90976" calcext:value-type="float">
            <text:p>-4.90976</text:p>
          </table:table-cell>
        </table:table-row>
        <table:table-row table:style-name="ro1">
          <table:table-cell office:value-type="float" office:value="1.56887" calcext:value-type="float">
            <text:p>1.56887</text:p>
          </table:table-cell>
          <table:table-cell office:value-type="float" office:value="-2.54708" calcext:value-type="float">
            <text:p>-2.54708</text:p>
          </table:table-cell>
          <table:table-cell office:value-type="float" office:value="-1.71458" calcext:value-type="float">
            <text:p>-1.71458</text:p>
          </table:table-cell>
          <table:table-cell office:value-type="float" office:value="-4.90893" calcext:value-type="float">
            <text:p>-4.90893</text:p>
          </table:table-cell>
        </table:table-row>
        <table:table-row table:style-name="ro1">
          <table:table-cell office:value-type="float" office:value="1.81763" calcext:value-type="float">
            <text:p>1.81763</text:p>
          </table:table-cell>
          <table:table-cell office:value-type="float" office:value="-2.62269" calcext:value-type="float">
            <text:p>-2.62269</text:p>
          </table:table-cell>
          <table:table-cell office:value-type="float" office:value="-1.72281" calcext:value-type="float">
            <text:p>-1.72281</text:p>
          </table:table-cell>
          <table:table-cell office:value-type="float" office:value="-4.90525" calcext:value-type="float">
            <text:p>-4.90525</text:p>
          </table:table-cell>
        </table:table-row>
        <table:table-row table:style-name="ro1">
          <table:table-cell office:value-type="float" office:value="1.51902" calcext:value-type="float">
            <text:p>1.51902</text:p>
          </table:table-cell>
          <table:table-cell office:value-type="float" office:value="-1.81001" calcext:value-type="float">
            <text:p>-1.81001</text:p>
          </table:table-cell>
          <table:table-cell office:value-type="float" office:value="-1.73763" calcext:value-type="float">
            <text:p>-1.73763</text:p>
          </table:table-cell>
          <table:table-cell office:value-type="float" office:value="-4.89868" calcext:value-type="float">
            <text:p>-4.89868</text:p>
          </table:table-cell>
        </table:table-row>
        <table:table-row table:style-name="ro1">
          <table:table-cell office:value-type="float" office:value="1.6942" calcext:value-type="float">
            <text:p>1.6942</text:p>
          </table:table-cell>
          <table:table-cell office:value-type="float" office:value="-1.71308" calcext:value-type="float">
            <text:p>-1.71308</text:p>
          </table:table-cell>
          <table:table-cell office:value-type="float" office:value="-1.75899" calcext:value-type="float">
            <text:p>-1.75899</text:p>
          </table:table-cell>
          <table:table-cell office:value-type="float" office:value="-4.88918" calcext:value-type="float">
            <text:p>-4.88918</text:p>
          </table:table-cell>
        </table:table-row>
        <table:table-row table:style-name="ro1">
          <table:table-cell office:value-type="float" office:value="1.14212" calcext:value-type="float">
            <text:p>1.14212</text:p>
          </table:table-cell>
          <table:table-cell office:value-type="float" office:value="-1.04818" calcext:value-type="float">
            <text:p>-1.04818</text:p>
          </table:table-cell>
          <table:table-cell office:value-type="float" office:value="-1.78686" calcext:value-type="float">
            <text:p>-1.78686</text:p>
          </table:table-cell>
          <table:table-cell office:value-type="float" office:value="-4.87666" calcext:value-type="float">
            <text:p>-4.87666</text:p>
          </table:table-cell>
        </table:table-row>
        <table:table-row table:style-name="ro1">
          <table:table-cell office:value-type="float" office:value="0.851604" calcext:value-type="float">
            <text:p>0.851604</text:p>
          </table:table-cell>
          <table:table-cell office:value-type="float" office:value="-0.574129" calcext:value-type="float">
            <text:p>-0.574129</text:p>
          </table:table-cell>
          <table:table-cell office:value-type="float" office:value="-1.82113" calcext:value-type="float">
            <text:p>-1.82113</text:p>
          </table:table-cell>
          <table:table-cell office:value-type="float" office:value="-4.86104" calcext:value-type="float">
            <text:p>-4.86104</text:p>
          </table:table-cell>
        </table:table-row>
        <table:table-row table:style-name="ro1">
          <table:table-cell office:value-type="float" office:value="0.680452" calcext:value-type="float">
            <text:p>0.680452</text:p>
          </table:table-cell>
          <table:table-cell office:value-type="float" office:value="-0.372425" calcext:value-type="float">
            <text:p>-0.372425</text:p>
          </table:table-cell>
          <table:table-cell office:value-type="float" office:value="-1.86173" calcext:value-type="float">
            <text:p>-1.86173</text:p>
          </table:table-cell>
          <table:table-cell office:value-type="float" office:value="-4.84218" calcext:value-type="float">
            <text:p>-4.84218</text:p>
          </table:table-cell>
        </table:table-row>
        <table:table-row table:style-name="ro1">
          <table:table-cell office:value-type="float" office:value="-0.33161" calcext:value-type="float">
            <text:p>-0.33161</text:p>
          </table:table-cell>
          <table:table-cell office:value-type="float" office:value="0.148984" calcext:value-type="float">
            <text:p>0.148984</text:p>
          </table:table-cell>
          <table:table-cell office:value-type="float" office:value="-1.90853" calcext:value-type="float">
            <text:p>-1.90853</text:p>
          </table:table-cell>
          <table:table-cell office:value-type="float" office:value="-4.81994" calcext:value-type="float">
            <text:p>-4.81994</text:p>
          </table:table-cell>
        </table:table-row>
        <table:table-row table:style-name="ro1">
          <table:table-cell office:value-type="float" office:value="-0.837118" calcext:value-type="float">
            <text:p>-0.837118</text:p>
          </table:table-cell>
          <table:table-cell office:value-type="float" office:value="0.241324" calcext:value-type="float">
            <text:p>0.241324</text:p>
          </table:table-cell>
          <table:table-cell office:value-type="float" office:value="-1.9614" calcext:value-type="float">
            <text:p>-1.9614</text:p>
          </table:table-cell>
          <table:table-cell office:value-type="float" office:value="-4.79417" calcext:value-type="float">
            <text:p>-4.79417</text:p>
          </table:table-cell>
        </table:table-row>
        <table:table-row table:style-name="ro1">
          <table:table-cell office:value-type="float" office:value="-1.04644" calcext:value-type="float">
            <text:p>-1.04644</text:p>
          </table:table-cell>
          <table:table-cell office:value-type="float" office:value="0.232741" calcext:value-type="float">
            <text:p>0.232741</text:p>
          </table:table-cell>
          <table:table-cell office:value-type="float" office:value="-2.02019" calcext:value-type="float">
            <text:p>-2.02019</text:p>
          </table:table-cell>
          <table:table-cell office:value-type="float" office:value="-4.76468" calcext:value-type="float">
            <text:p>-4.76468</text:p>
          </table:table-cell>
        </table:table-row>
        <table:table-row table:style-name="ro1">
          <table:table-cell office:value-type="float" office:value="-1.75456" calcext:value-type="float">
            <text:p>-1.75456</text:p>
          </table:table-cell>
          <table:table-cell office:value-type="float" office:value="0.0655186" calcext:value-type="float">
            <text:p>0.0655186</text:p>
          </table:table-cell>
          <table:table-cell office:value-type="float" office:value="-2.08471" calcext:value-type="float">
            <text:p>-2.08471</text:p>
          </table:table-cell>
          <table:table-cell office:value-type="float" office:value="-4.73127" calcext:value-type="float">
            <text:p>-4.73127</text:p>
          </table:table-cell>
        </table:table-row>
        <table:table-row table:style-name="ro1">
          <table:table-cell office:value-type="float" office:value="-1.77428" calcext:value-type="float">
            <text:p>-1.77428</text:p>
          </table:table-cell>
          <table:table-cell office:value-type="float" office:value="-0.0860107" calcext:value-type="float">
            <text:p>-0.0860107</text:p>
          </table:table-cell>
          <table:table-cell office:value-type="float" office:value="-2.15477" calcext:value-type="float">
            <text:p>-2.15477</text:p>
          </table:table-cell>
          <table:table-cell office:value-type="float" office:value="-4.69374" calcext:value-type="float">
            <text:p>-4.69374</text:p>
          </table:table-cell>
        </table:table-row>
        <table:table-row table:style-name="ro1">
          <table:table-cell office:value-type="float" office:value="-2.50531" calcext:value-type="float">
            <text:p>-2.50531</text:p>
          </table:table-cell>
          <table:table-cell office:value-type="float" office:value="-0.0641468" calcext:value-type="float">
            <text:p>-0.0641468</text:p>
          </table:table-cell>
          <table:table-cell office:value-type="float" office:value="-2.23014" calcext:value-type="float">
            <text:p>-2.23014</text:p>
          </table:table-cell>
          <table:table-cell office:value-type="float" office:value="-4.65185" calcext:value-type="float">
            <text:p>-4.65185</text:p>
          </table:table-cell>
        </table:table-row>
        <table:table-row table:style-name="ro1">
          <table:table-cell office:value-type="float" office:value="-3.274" calcext:value-type="float">
            <text:p>-3.274</text:p>
          </table:table-cell>
          <table:table-cell office:value-type="float" office:value="-0.446731" calcext:value-type="float">
            <text:p>-0.446731</text:p>
          </table:table-cell>
          <table:table-cell office:value-type="float" office:value="-2.31058" calcext:value-type="float">
            <text:p>-2.31058</text:p>
          </table:table-cell>
          <table:table-cell office:value-type="float" office:value="-4.60536" calcext:value-type="float">
            <text:p>-4.60536</text:p>
          </table:table-cell>
        </table:table-row>
        <table:table-row table:style-name="ro1">
          <table:table-cell office:value-type="float" office:value="-3.14327" calcext:value-type="float">
            <text:p>-3.14327</text:p>
          </table:table-cell>
          <table:table-cell office:value-type="float" office:value="-0.845874" calcext:value-type="float">
            <text:p>-0.845874</text:p>
          </table:table-cell>
          <table:table-cell office:value-type="float" office:value="-2.39581" calcext:value-type="float">
            <text:p>-2.39581</text:p>
          </table:table-cell>
          <table:table-cell office:value-type="float" office:value="-4.55404" calcext:value-type="float">
            <text:p>-4.55404</text:p>
          </table:table-cell>
        </table:table-row>
        <table:table-row table:style-name="ro1">
          <table:table-cell office:value-type="float" office:value="-4.02362" calcext:value-type="float">
            <text:p>-4.02362</text:p>
          </table:table-cell>
          <table:table-cell office:value-type="float" office:value="-1.15811" calcext:value-type="float">
            <text:p>-1.15811</text:p>
          </table:table-cell>
          <table:table-cell office:value-type="float" office:value="-2.48555" calcext:value-type="float">
            <text:p>-2.48555</text:p>
          </table:table-cell>
          <table:table-cell office:value-type="float" office:value="-4.49762" calcext:value-type="float">
            <text:p>-4.49762</text:p>
          </table:table-cell>
        </table:table-row>
        <table:table-row table:style-name="ro1">
          <table:table-cell office:value-type="float" office:value="-3.68214" calcext:value-type="float">
            <text:p>-3.68214</text:p>
          </table:table-cell>
          <table:table-cell office:value-type="float" office:value="-1.14488" calcext:value-type="float">
            <text:p>-1.14488</text:p>
          </table:table-cell>
          <table:table-cell office:value-type="float" office:value="-2.57946" calcext:value-type="float">
            <text:p>-2.57946</text:p>
          </table:table-cell>
          <table:table-cell office:value-type="float" office:value="-4.43585" calcext:value-type="float">
            <text:p>-4.43585</text:p>
          </table:table-cell>
        </table:table-row>
        <table:table-row table:style-name="ro1">
          <table:table-cell office:value-type="float" office:value="-3.97825" calcext:value-type="float">
            <text:p>-3.97825</text:p>
          </table:table-cell>
          <table:table-cell office:value-type="float" office:value="-1.49007" calcext:value-type="float">
            <text:p>-1.49007</text:p>
          </table:table-cell>
          <table:table-cell office:value-type="float" office:value="-2.6772" calcext:value-type="float">
            <text:p>-2.6772</text:p>
          </table:table-cell>
          <table:table-cell office:value-type="float" office:value="-4.36847" calcext:value-type="float">
            <text:p>-4.36847</text:p>
          </table:table-cell>
        </table:table-row>
        <table:table-row table:style-name="ro1">
          <table:table-cell office:value-type="float" office:value="-3.80414" calcext:value-type="float">
            <text:p>-3.80414</text:p>
          </table:table-cell>
          <table:table-cell office:value-type="float" office:value="-1.71589" calcext:value-type="float">
            <text:p>-1.71589</text:p>
          </table:table-cell>
          <table:table-cell office:value-type="float" office:value="-2.7784" calcext:value-type="float">
            <text:p>-2.7784</text:p>
          </table:table-cell>
          <table:table-cell office:value-type="float" office:value="-4.29523" calcext:value-type="float">
            <text:p>-4.29523</text:p>
          </table:table-cell>
        </table:table-row>
        <table:table-row table:style-name="ro1">
          <table:table-cell office:value-type="float" office:value="-3.90939" calcext:value-type="float">
            <text:p>-3.90939</text:p>
          </table:table-cell>
          <table:table-cell office:value-type="float" office:value="-2.05734" calcext:value-type="float">
            <text:p>-2.05734</text:p>
          </table:table-cell>
          <table:table-cell office:value-type="float" office:value="-2.88265" calcext:value-type="float">
            <text:p>-2.88265</text:p>
          </table:table-cell>
          <table:table-cell office:value-type="float" office:value="-4.21586" calcext:value-type="float">
            <text:p>-4.21586</text:p>
          </table:table-cell>
        </table:table-row>
        <table:table-row table:style-name="ro1">
          <table:table-cell office:value-type="float" office:value="-4.12826" calcext:value-type="float">
            <text:p>-4.12826</text:p>
          </table:table-cell>
          <table:table-cell office:value-type="float" office:value="-2.13006" calcext:value-type="float">
            <text:p>-2.13006</text:p>
          </table:table-cell>
          <table:table-cell office:value-type="float" office:value="-2.98953" calcext:value-type="float">
            <text:p>-2.98953</text:p>
          </table:table-cell>
          <table:table-cell office:value-type="float" office:value="-4.13012" calcext:value-type="float">
            <text:p>-4.13012</text:p>
          </table:table-cell>
        </table:table-row>
        <table:table-row table:style-name="ro1">
          <table:table-cell office:value-type="float" office:value="-4.0493" calcext:value-type="float">
            <text:p>-4.0493</text:p>
          </table:table-cell>
          <table:table-cell office:value-type="float" office:value="-2.29295" calcext:value-type="float">
            <text:p>-2.29295</text:p>
          </table:table-cell>
          <table:table-cell office:value-type="float" office:value="-3.09857" calcext:value-type="float">
            <text:p>-3.09857</text:p>
          </table:table-cell>
          <table:table-cell office:value-type="float" office:value="-4.03778" calcext:value-type="float">
            <text:p>-4.03778</text:p>
          </table:table-cell>
        </table:table-row>
        <table:table-row table:style-name="ro1">
          <table:table-cell office:value-type="float" office:value="-3.72835" calcext:value-type="float">
            <text:p>-3.72835</text:p>
          </table:table-cell>
          <table:table-cell office:value-type="float" office:value="-2.18603" calcext:value-type="float">
            <text:p>-2.18603</text:p>
          </table:table-cell>
          <table:table-cell office:value-type="float" office:value="-3.2093" calcext:value-type="float">
            <text:p>-3.2093</text:p>
          </table:table-cell>
          <table:table-cell office:value-type="float" office:value="-3.93862" calcext:value-type="float">
            <text:p>-3.93862</text:p>
          </table:table-cell>
        </table:table-row>
        <table:table-row table:style-name="ro1">
          <table:table-cell office:value-type="float" office:value="-3.84248" calcext:value-type="float">
            <text:p>-3.84248</text:p>
          </table:table-cell>
          <table:table-cell office:value-type="float" office:value="-2.15364" calcext:value-type="float">
            <text:p>-2.15364</text:p>
          </table:table-cell>
          <table:table-cell office:value-type="float" office:value="-3.32121" calcext:value-type="float">
            <text:p>-3.32121</text:p>
          </table:table-cell>
          <table:table-cell office:value-type="float" office:value="-3.83242" calcext:value-type="float">
            <text:p>-3.83242</text:p>
          </table:table-cell>
        </table:table-row>
        <table:table-row table:style-name="ro1">
          <table:table-cell office:value-type="float" office:value="-3.974" calcext:value-type="float">
            <text:p>-3.974</text:p>
          </table:table-cell>
          <table:table-cell office:value-type="float" office:value="-2.50262" calcext:value-type="float">
            <text:p>-2.50262</text:p>
          </table:table-cell>
          <table:table-cell office:value-type="float" office:value="-3.43377" calcext:value-type="float">
            <text:p>-3.43377</text:p>
          </table:table-cell>
          <table:table-cell office:value-type="float" office:value="-3.71901" calcext:value-type="float">
            <text:p>-3.71901</text:p>
          </table:table-cell>
        </table:table-row>
        <table:table-row table:style-name="ro1">
          <table:table-cell office:value-type="float" office:value="-3.81802" calcext:value-type="float">
            <text:p>-3.81802</text:p>
          </table:table-cell>
          <table:table-cell office:value-type="float" office:value="-2.33315" calcext:value-type="float">
            <text:p>-2.33315</text:p>
          </table:table-cell>
          <table:table-cell office:value-type="float" office:value="-3.54643" calcext:value-type="float">
            <text:p>-3.54643</text:p>
          </table:table-cell>
          <table:table-cell office:value-type="float" office:value="-3.59823" calcext:value-type="float">
            <text:p>-3.59823</text:p>
          </table:table-cell>
        </table:table-row>
        <table:table-row table:style-name="ro1">
          <table:table-cell office:value-type="float" office:value="-3.95667" calcext:value-type="float">
            <text:p>-3.95667</text:p>
          </table:table-cell>
          <table:table-cell office:value-type="float" office:value="-2.58698" calcext:value-type="float">
            <text:p>-2.58698</text:p>
          </table:table-cell>
          <table:table-cell office:value-type="float" office:value="-3.6586" calcext:value-type="float">
            <text:p>-3.6586</text:p>
          </table:table-cell>
          <table:table-cell office:value-type="float" office:value="-3.46994" calcext:value-type="float">
            <text:p>-3.46994</text:p>
          </table:table-cell>
        </table:table-row>
        <table:table-row table:style-name="ro1">
          <table:table-cell office:value-type="float" office:value="-4.37157" calcext:value-type="float">
            <text:p>-4.37157</text:p>
          </table:table-cell>
          <table:table-cell office:value-type="float" office:value="-2.60415" calcext:value-type="float">
            <text:p>-2.60415</text:p>
          </table:table-cell>
          <table:table-cell office:value-type="float" office:value="-3.76969" calcext:value-type="float">
            <text:p>-3.76969</text:p>
          </table:table-cell>
          <table:table-cell office:value-type="float" office:value="-3.33404" calcext:value-type="float">
            <text:p>-3.33404</text:p>
          </table:table-cell>
        </table:table-row>
        <table:table-row table:style-name="ro1">
          <table:table-cell office:value-type="float" office:value="-4.22549" calcext:value-type="float">
            <text:p>-4.22549</text:p>
          </table:table-cell>
          <table:table-cell office:value-type="float" office:value="-2.77433" calcext:value-type="float">
            <text:p>-2.77433</text:p>
          </table:table-cell>
          <table:table-cell office:value-type="float" office:value="-3.87907" calcext:value-type="float">
            <text:p>-3.87907</text:p>
          </table:table-cell>
          <table:table-cell office:value-type="float" office:value="-3.19046" calcext:value-type="float">
            <text:p>-3.19046</text:p>
          </table:table-cell>
        </table:table-row>
        <table:table-row table:style-name="ro1">
          <table:table-cell office:value-type="float" office:value="-4.30896" calcext:value-type="float">
            <text:p>-4.30896</text:p>
          </table:table-cell>
          <table:table-cell office:value-type="float" office:value="-2.70274" calcext:value-type="float">
            <text:p>-2.70274</text:p>
          </table:table-cell>
          <table:table-cell office:value-type="float" office:value="-3.98613" calcext:value-type="float">
            <text:p>-3.98613</text:p>
          </table:table-cell>
          <table:table-cell office:value-type="float" office:value="-3.03916" calcext:value-type="float">
            <text:p>-3.03916</text:p>
          </table:table-cell>
        </table:table-row>
        <table:table-row table:style-name="ro1">
          <table:table-cell office:value-type="float" office:value="-4.07263" calcext:value-type="float">
            <text:p>-4.07263</text:p>
          </table:table-cell>
          <table:table-cell office:value-type="float" office:value="-2.7324" calcext:value-type="float">
            <text:p>-2.7324</text:p>
          </table:table-cell>
          <table:table-cell office:value-type="float" office:value="-4.09021" calcext:value-type="float">
            <text:p>-4.09021</text:p>
          </table:table-cell>
          <table:table-cell office:value-type="float" office:value="-2.88015" calcext:value-type="float">
            <text:p>-2.88015</text:p>
          </table:table-cell>
        </table:table-row>
        <table:table-row table:style-name="ro1">
          <table:table-cell office:value-type="float" office:value="-4.09628" calcext:value-type="float">
            <text:p>-4.09628</text:p>
          </table:table-cell>
          <table:table-cell office:value-type="float" office:value="-2.67585" calcext:value-type="float">
            <text:p>-2.67585</text:p>
          </table:table-cell>
          <table:table-cell office:value-type="float" office:value="-4.19066" calcext:value-type="float">
            <text:p>-4.19066</text:p>
          </table:table-cell>
          <table:table-cell office:value-type="float" office:value="-2.71349" calcext:value-type="float">
            <text:p>-2.71349</text:p>
          </table:table-cell>
        </table:table-row>
        <table:table-row table:style-name="ro1">
          <table:table-cell office:value-type="float" office:value="-3.75282" calcext:value-type="float">
            <text:p>-3.75282</text:p>
          </table:table-cell>
          <table:table-cell office:value-type="float" office:value="-2.47727" calcext:value-type="float">
            <text:p>-2.47727</text:p>
          </table:table-cell>
          <table:table-cell office:value-type="float" office:value="-4.28682" calcext:value-type="float">
            <text:p>-4.28682</text:p>
          </table:table-cell>
          <table:table-cell office:value-type="float" office:value="-2.53924" calcext:value-type="float">
            <text:p>-2.53924</text:p>
          </table:table-cell>
        </table:table-row>
        <table:table-row table:style-name="ro1">
          <table:table-cell office:value-type="float" office:value="-4.43538" calcext:value-type="float">
            <text:p>-4.43538</text:p>
          </table:table-cell>
          <table:table-cell office:value-type="float" office:value="-2.85845" calcext:value-type="float">
            <text:p>-2.85845</text:p>
          </table:table-cell>
          <table:table-cell office:value-type="float" office:value="-4.37802" calcext:value-type="float">
            <text:p>-4.37802</text:p>
          </table:table-cell>
          <table:table-cell office:value-type="float" office:value="-2.35756" calcext:value-type="float">
            <text:p>-2.35756</text:p>
          </table:table-cell>
        </table:table-row>
        <table:table-row table:style-name="ro1">
          <table:table-cell office:value-type="float" office:value="-3.75964" calcext:value-type="float">
            <text:p>-3.75964</text:p>
          </table:table-cell>
          <table:table-cell office:value-type="float" office:value="-2.41707" calcext:value-type="float">
            <text:p>-2.41707</text:p>
          </table:table-cell>
          <table:table-cell office:value-type="float" office:value="-4.4636" calcext:value-type="float">
            <text:p>-4.4636</text:p>
          </table:table-cell>
          <table:table-cell office:value-type="float" office:value="-2.16863" calcext:value-type="float">
            <text:p>-2.16863</text:p>
          </table:table-cell>
        </table:table-row>
        <table:table-row table:style-name="ro1">
          <table:table-cell office:value-type="float" office:value="-4.27633" calcext:value-type="float">
            <text:p>-4.27633</text:p>
          </table:table-cell>
          <table:table-cell office:value-type="float" office:value="-2.62652" calcext:value-type="float">
            <text:p>-2.62652</text:p>
          </table:table-cell>
          <table:table-cell office:value-type="float" office:value="-4.54289" calcext:value-type="float">
            <text:p>-4.54289</text:p>
          </table:table-cell>
          <table:table-cell office:value-type="float" office:value="-1.97267" calcext:value-type="float">
            <text:p>-1.97267</text:p>
          </table:table-cell>
        </table:table-row>
        <table:table-row table:style-name="ro1">
          <table:table-cell office:value-type="float" office:value="-3.66713" calcext:value-type="float">
            <text:p>-3.66713</text:p>
          </table:table-cell>
          <table:table-cell office:value-type="float" office:value="-2.22203" calcext:value-type="float">
            <text:p>-2.22203</text:p>
          </table:table-cell>
          <table:table-cell office:value-type="float" office:value="-4.61524" calcext:value-type="float">
            <text:p>-4.61524</text:p>
          </table:table-cell>
          <table:table-cell office:value-type="float" office:value="-1.76997" calcext:value-type="float">
            <text:p>-1.76997</text:p>
          </table:table-cell>
        </table:table-row>
        <table:table-row table:style-name="ro1">
          <table:table-cell office:value-type="float" office:value="-4.38307" calcext:value-type="float">
            <text:p>-4.38307</text:p>
          </table:table-cell>
          <table:table-cell office:value-type="float" office:value="-2.66355" calcext:value-type="float">
            <text:p>-2.66355</text:p>
          </table:table-cell>
          <table:table-cell office:value-type="float" office:value="-4.68001" calcext:value-type="float">
            <text:p>-4.68001</text:p>
          </table:table-cell>
          <table:table-cell office:value-type="float" office:value="-1.56086" calcext:value-type="float">
            <text:p>-1.56086</text:p>
          </table:table-cell>
        </table:table-row>
        <table:table-row table:style-name="ro1">
          <table:table-cell office:value-type="float" office:value="-3.86383" calcext:value-type="float">
            <text:p>-3.86383</text:p>
          </table:table-cell>
          <table:table-cell office:value-type="float" office:value="-2.47229" calcext:value-type="float">
            <text:p>-2.47229</text:p>
          </table:table-cell>
          <table:table-cell office:value-type="float" office:value="-4.73658" calcext:value-type="float">
            <text:p>-4.73658</text:p>
          </table:table-cell>
          <table:table-cell office:value-type="float" office:value="-1.34573" calcext:value-type="float">
            <text:p>-1.34573</text:p>
          </table:table-cell>
        </table:table-row>
        <table:table-row table:style-name="ro1">
          <table:table-cell office:value-type="float" office:value="-3.9808" calcext:value-type="float">
            <text:p>-3.9808</text:p>
          </table:table-cell>
          <table:table-cell office:value-type="float" office:value="-2.47063" calcext:value-type="float">
            <text:p>-2.47063</text:p>
          </table:table-cell>
          <table:table-cell office:value-type="float" office:value="-4.78436" calcext:value-type="float">
            <text:p>-4.78436</text:p>
          </table:table-cell>
          <table:table-cell office:value-type="float" office:value="-1.125" calcext:value-type="float">
            <text:p>-1.125</text:p>
          </table:table-cell>
        </table:table-row>
        <table:table-row table:style-name="ro1">
          <table:table-cell office:value-type="float" office:value="-3.69656" calcext:value-type="float">
            <text:p>-3.69656</text:p>
          </table:table-cell>
          <table:table-cell office:value-type="float" office:value="-2.1703" calcext:value-type="float">
            <text:p>-2.1703</text:p>
          </table:table-cell>
          <table:table-cell office:value-type="float" office:value="-4.82275" calcext:value-type="float">
            <text:p>-4.82275</text:p>
          </table:table-cell>
          <table:table-cell office:value-type="float" office:value="-0.899159" calcext:value-type="float">
            <text:p>-0.899159</text:p>
          </table:table-cell>
        </table:table-row>
        <table:table-row table:style-name="ro1">
          <table:table-cell office:value-type="float" office:value="-3.8636" calcext:value-type="float">
            <text:p>-3.8636</text:p>
          </table:table-cell>
          <table:table-cell office:value-type="float" office:value="-2.06048" calcext:value-type="float">
            <text:p>-2.06048</text:p>
          </table:table-cell>
          <table:table-cell office:value-type="float" office:value="-4.85124" calcext:value-type="float">
            <text:p>-4.85124</text:p>
          </table:table-cell>
          <table:table-cell office:value-type="float" office:value="-0.668734" calcext:value-type="float">
            <text:p>-0.668734</text:p>
          </table:table-cell>
        </table:table-row>
        <table:table-row table:style-name="ro1">
          <table:table-cell office:value-type="float" office:value="-3.67337" calcext:value-type="float">
            <text:p>-3.67337</text:p>
          </table:table-cell>
          <table:table-cell office:value-type="float" office:value="-2.14168" calcext:value-type="float">
            <text:p>-2.14168</text:p>
          </table:table-cell>
          <table:table-cell office:value-type="float" office:value="-4.8693" calcext:value-type="float">
            <text:p>-4.8693</text:p>
          </table:table-cell>
          <table:table-cell office:value-type="float" office:value="-0.434301" calcext:value-type="float">
            <text:p>-0.434301</text:p>
          </table:table-cell>
        </table:table-row>
        <table:table-row table:style-name="ro1">
          <table:table-cell office:value-type="float" office:value="-3.85433" calcext:value-type="float">
            <text:p>-3.85433</text:p>
          </table:table-cell>
          <table:table-cell office:value-type="float" office:value="-2.47241" calcext:value-type="float">
            <text:p>-2.47241</text:p>
          </table:table-cell>
          <table:table-cell office:value-type="float" office:value="-4.87646" calcext:value-type="float">
            <text:p>-4.87646</text:p>
          </table:table-cell>
          <table:table-cell office:value-type="float" office:value="-0.196479" calcext:value-type="float">
            <text:p>-0.196479</text:p>
          </table:table-cell>
        </table:table-row>
        <table:table-row table:style-name="ro1">
          <table:table-cell office:value-type="float" office:value="-3.70966" calcext:value-type="float">
            <text:p>-3.70966</text:p>
          </table:table-cell>
          <table:table-cell office:value-type="float" office:value="-1.92088" calcext:value-type="float">
            <text:p>-1.92088</text:p>
          </table:table-cell>
          <table:table-cell office:value-type="float" office:value="-4.87232" calcext:value-type="float">
            <text:p>-4.87232</text:p>
          </table:table-cell>
          <table:table-cell office:value-type="float" office:value="0.0440703" calcext:value-type="float">
            <text:p>0.0440703</text:p>
          </table:table-cell>
        </table:table-row>
        <table:table-row table:style-name="ro1">
          <table:table-cell office:value-type="float" office:value="-3.5711" calcext:value-type="float">
            <text:p>-3.5711</text:p>
          </table:table-cell>
          <table:table-cell office:value-type="float" office:value="-1.79211" calcext:value-type="float">
            <text:p>-1.79211</text:p>
          </table:table-cell>
          <table:table-cell office:value-type="float" office:value="-4.85648" calcext:value-type="float">
            <text:p>-4.85648</text:p>
          </table:table-cell>
          <table:table-cell office:value-type="float" office:value="0.286648" calcext:value-type="float">
            <text:p>0.286648</text:p>
          </table:table-cell>
        </table:table-row>
        <table:table-row table:style-name="ro1">
          <table:table-cell office:value-type="float" office:value="-3.80917" calcext:value-type="float">
            <text:p>-3.80917</text:p>
          </table:table-cell>
          <table:table-cell office:value-type="float" office:value="-2.00132" calcext:value-type="float">
            <text:p>-2.00132</text:p>
          </table:table-cell>
          <table:table-cell office:value-type="float" office:value="-4.82864" calcext:value-type="float">
            <text:p>-4.82864</text:p>
          </table:table-cell>
          <table:table-cell office:value-type="float" office:value="0.530522" calcext:value-type="float">
            <text:p>0.530522</text:p>
          </table:table-cell>
        </table:table-row>
        <table:table-row table:style-name="ro1">
          <table:table-cell office:value-type="float" office:value="-3.78947" calcext:value-type="float">
            <text:p>-3.78947</text:p>
          </table:table-cell>
          <table:table-cell office:value-type="float" office:value="-1.82982" calcext:value-type="float">
            <text:p>-1.82982</text:p>
          </table:table-cell>
          <table:table-cell office:value-type="float" office:value="-4.78851" calcext:value-type="float">
            <text:p>-4.78851</text:p>
          </table:table-cell>
          <table:table-cell office:value-type="float" office:value="0.774927" calcext:value-type="float">
            <text:p>0.774927</text:p>
          </table:table-cell>
        </table:table-row>
        <table:table-row table:style-name="ro1">
          <table:table-cell office:value-type="float" office:value="-3.33029" calcext:value-type="float">
            <text:p>-3.33029</text:p>
          </table:table-cell>
          <table:table-cell office:value-type="float" office:value="-1.4872" calcext:value-type="float">
            <text:p>-1.4872</text:p>
          </table:table-cell>
          <table:table-cell office:value-type="float" office:value="-4.73591" calcext:value-type="float">
            <text:p>-4.73591</text:p>
          </table:table-cell>
          <table:table-cell office:value-type="float" office:value="1.01907" calcext:value-type="float">
            <text:p>1.01907</text:p>
          </table:table-cell>
        </table:table-row>
        <table:table-row table:style-name="ro1">
          <table:table-cell office:value-type="float" office:value="-3.4456" calcext:value-type="float">
            <text:p>-3.4456</text:p>
          </table:table-cell>
          <table:table-cell office:value-type="float" office:value="-1.29759" calcext:value-type="float">
            <text:p>-1.29759</text:p>
          </table:table-cell>
          <table:table-cell office:value-type="float" office:value="-4.67066" calcext:value-type="float">
            <text:p>-4.67066</text:p>
          </table:table-cell>
          <table:table-cell office:value-type="float" office:value="1.26215" calcext:value-type="float">
            <text:p>1.26215</text:p>
          </table:table-cell>
        </table:table-row>
        <table:table-row table:style-name="ro1">
          <table:table-cell office:value-type="float" office:value="-3.42589" calcext:value-type="float">
            <text:p>-3.42589</text:p>
          </table:table-cell>
          <table:table-cell office:value-type="float" office:value="-1.6318" calcext:value-type="float">
            <text:p>-1.6318</text:p>
          </table:table-cell>
          <table:table-cell office:value-type="float" office:value="-4.59271" calcext:value-type="float">
            <text:p>-4.59271</text:p>
          </table:table-cell>
          <table:table-cell office:value-type="float" office:value="1.50334" calcext:value-type="float">
            <text:p>1.50334</text:p>
          </table:table-cell>
        </table:table-row>
        <table:table-row table:style-name="ro1">
          <table:table-cell office:value-type="float" office:value="-3.26179" calcext:value-type="float">
            <text:p>-3.26179</text:p>
          </table:table-cell>
          <table:table-cell office:value-type="float" office:value="-1.28622" calcext:value-type="float">
            <text:p>-1.28622</text:p>
          </table:table-cell>
          <table:table-cell office:value-type="float" office:value="-4.50202" calcext:value-type="float">
            <text:p>-4.50202</text:p>
          </table:table-cell>
          <table:table-cell office:value-type="float" office:value="1.74179" calcext:value-type="float">
            <text:p>1.74179</text:p>
          </table:table-cell>
        </table:table-row>
        <table:table-row table:style-name="ro1">
          <table:table-cell office:value-type="float" office:value="-3.09985" calcext:value-type="float">
            <text:p>-3.09985</text:p>
          </table:table-cell>
          <table:table-cell office:value-type="float" office:value="-1.22522" calcext:value-type="float">
            <text:p>-1.22522</text:p>
          </table:table-cell>
          <table:table-cell office:value-type="float" office:value="-4.39865" calcext:value-type="float">
            <text:p>-4.39865</text:p>
          </table:table-cell>
          <table:table-cell office:value-type="float" office:value="1.97666" calcext:value-type="float">
            <text:p>1.97666</text:p>
          </table:table-cell>
        </table:table-row>
        <table:table-row table:style-name="ro1">
          <table:table-cell office:value-type="float" office:value="-2.62916" calcext:value-type="float">
            <text:p>-2.62916</text:p>
          </table:table-cell>
          <table:table-cell office:value-type="float" office:value="-0.887837" calcext:value-type="float">
            <text:p>-0.887837</text:p>
          </table:table-cell>
          <table:table-cell office:value-type="float" office:value="-4.2827" calcext:value-type="float">
            <text:p>-4.2827</text:p>
          </table:table-cell>
          <table:table-cell office:value-type="float" office:value="2.20712" calcext:value-type="float">
            <text:p>2.20712</text:p>
          </table:table-cell>
        </table:table-row>
        <table:table-row table:style-name="ro1">
          <table:table-cell office:value-type="float" office:value="-3.12227" calcext:value-type="float">
            <text:p>-3.12227</text:p>
          </table:table-cell>
          <table:table-cell office:value-type="float" office:value="-1.08392" calcext:value-type="float">
            <text:p>-1.08392</text:p>
          </table:table-cell>
          <table:table-cell office:value-type="float" office:value="-4.15437" calcext:value-type="float">
            <text:p>-4.15437</text:p>
          </table:table-cell>
          <table:table-cell office:value-type="float" office:value="2.43232" calcext:value-type="float">
            <text:p>2.43232</text:p>
          </table:table-cell>
        </table:table-row>
        <table:table-row table:style-name="ro1">
          <table:table-cell office:value-type="float" office:value="-2.71163" calcext:value-type="float">
            <text:p>-2.71163</text:p>
          </table:table-cell>
          <table:table-cell office:value-type="float" office:value="-1.04219" calcext:value-type="float">
            <text:p>-1.04219</text:p>
          </table:table-cell>
          <table:table-cell office:value-type="float" office:value="-4.01391" calcext:value-type="float">
            <text:p>-4.01391</text:p>
          </table:table-cell>
          <table:table-cell office:value-type="float" office:value="2.65145" calcext:value-type="float">
            <text:p>2.65145</text:p>
          </table:table-cell>
        </table:table-row>
        <table:table-row table:style-name="ro1">
          <table:table-cell office:value-type="float" office:value="-2.23683" calcext:value-type="float">
            <text:p>-2.23683</text:p>
          </table:table-cell>
          <table:table-cell office:value-type="float" office:value="-0.799814" calcext:value-type="float">
            <text:p>-0.799814</text:p>
          </table:table-cell>
          <table:table-cell office:value-type="float" office:value="-3.86163" calcext:value-type="float">
            <text:p>-3.86163</text:p>
          </table:table-cell>
          <table:table-cell office:value-type="float" office:value="2.8637" calcext:value-type="float">
            <text:p>2.8637</text:p>
          </table:table-cell>
        </table:table-row>
        <table:table-row table:style-name="ro1">
          <table:table-cell office:value-type="float" office:value="-2.8334" calcext:value-type="float">
            <text:p>-2.8334</text:p>
          </table:table-cell>
          <table:table-cell office:value-type="float" office:value="-0.8475" calcext:value-type="float">
            <text:p>-0.8475</text:p>
          </table:table-cell>
          <table:table-cell office:value-type="float" office:value="-3.69792" calcext:value-type="float">
            <text:p>-3.69792</text:p>
          </table:table-cell>
          <table:table-cell office:value-type="float" office:value="3.06828" calcext:value-type="float">
            <text:p>3.06828</text:p>
          </table:table-cell>
        </table:table-row>
        <table:table-row table:style-name="ro1">
          <table:table-cell office:value-type="float" office:value="-2.54349" calcext:value-type="float">
            <text:p>-2.54349</text:p>
          </table:table-cell>
          <table:table-cell office:value-type="float" office:value="-0.694785" calcext:value-type="float">
            <text:p>-0.694785</text:p>
          </table:table-cell>
          <table:table-cell office:value-type="float" office:value="-3.52321" calcext:value-type="float">
            <text:p>-3.52321</text:p>
          </table:table-cell>
          <table:table-cell office:value-type="float" office:value="3.26445" calcext:value-type="float">
            <text:p>3.26445</text:p>
          </table:table-cell>
        </table:table-row>
        <table:table-row table:style-name="ro1">
          <table:table-cell office:value-type="float" office:value="-2.20558" calcext:value-type="float">
            <text:p>-2.20558</text:p>
          </table:table-cell>
          <table:table-cell office:value-type="float" office:value="-0.537942" calcext:value-type="float">
            <text:p>-0.537942</text:p>
          </table:table-cell>
          <table:table-cell office:value-type="float" office:value="-3.33801" calcext:value-type="float">
            <text:p>-3.33801</text:p>
          </table:table-cell>
          <table:table-cell office:value-type="float" office:value="3.45149" calcext:value-type="float">
            <text:p>3.45149</text:p>
          </table:table-cell>
        </table:table-row>
        <table:table-row table:style-name="ro1">
          <table:table-cell office:value-type="float" office:value="-1.85679" calcext:value-type="float">
            <text:p>-1.85679</text:p>
          </table:table-cell>
          <table:table-cell office:value-type="float" office:value="-0.538107" calcext:value-type="float">
            <text:p>-0.538107</text:p>
          </table:table-cell>
          <table:table-cell office:value-type="float" office:value="-3.14289" calcext:value-type="float">
            <text:p>-3.14289</text:p>
          </table:table-cell>
          <table:table-cell office:value-type="float" office:value="3.62873" calcext:value-type="float">
            <text:p>3.62873</text:p>
          </table:table-cell>
        </table:table-row>
        <table:table-row table:style-name="ro1">
          <table:table-cell office:value-type="float" office:value="-1.83559" calcext:value-type="float">
            <text:p>-1.83559</text:p>
          </table:table-cell>
          <table:table-cell office:value-type="float" office:value="-0.448165" calcext:value-type="float">
            <text:p>-0.448165</text:p>
          </table:table-cell>
          <table:table-cell office:value-type="float" office:value="-2.93846" calcext:value-type="float">
            <text:p>-2.93846</text:p>
          </table:table-cell>
          <table:table-cell office:value-type="float" office:value="3.79553" calcext:value-type="float">
            <text:p>3.79553</text:p>
          </table:table-cell>
        </table:table-row>
        <table:table-row table:style-name="ro1">
          <table:table-cell office:value-type="float" office:value="-1.77854" calcext:value-type="float">
            <text:p>-1.77854</text:p>
          </table:table-cell>
          <table:table-cell office:value-type="float" office:value="-0.358805" calcext:value-type="float">
            <text:p>-0.358805</text:p>
          </table:table-cell>
          <table:table-cell office:value-type="float" office:value="-2.72537" calcext:value-type="float">
            <text:p>-2.72537</text:p>
          </table:table-cell>
          <table:table-cell office:value-type="float" office:value="3.95132" calcext:value-type="float">
            <text:p>3.95132</text:p>
          </table:table-cell>
        </table:table-row>
        <table:table-row table:style-name="ro1">
          <table:table-cell office:value-type="float" office:value="-1.87891" calcext:value-type="float">
            <text:p>-1.87891</text:p>
          </table:table-cell>
          <table:table-cell office:value-type="float" office:value="-0.400311" calcext:value-type="float">
            <text:p>-0.400311</text:p>
          </table:table-cell>
          <table:table-cell office:value-type="float" office:value="-2.50435" calcext:value-type="float">
            <text:p>-2.50435</text:p>
          </table:table-cell>
          <table:table-cell office:value-type="float" office:value="4.09557" calcext:value-type="float">
            <text:p>4.09557</text:p>
          </table:table-cell>
        </table:table-row>
        <table:table-row table:style-name="ro1">
          <table:table-cell office:value-type="float" office:value="-1.8636" calcext:value-type="float">
            <text:p>-1.8636</text:p>
          </table:table-cell>
          <table:table-cell office:value-type="float" office:value="-0.488587" calcext:value-type="float">
            <text:p>-0.488587</text:p>
          </table:table-cell>
          <table:table-cell office:value-type="float" office:value="-2.27613" calcext:value-type="float">
            <text:p>-2.27613</text:p>
          </table:table-cell>
          <table:table-cell office:value-type="float" office:value="4.22781" calcext:value-type="float">
            <text:p>4.22781</text:p>
          </table:table-cell>
        </table:table-row>
        <table:table-row table:style-name="ro1">
          <table:table-cell office:value-type="float" office:value="-1.61019" calcext:value-type="float">
            <text:p>-1.61019</text:p>
          </table:table-cell>
          <table:table-cell office:value-type="float" office:value="-0.274858" calcext:value-type="float">
            <text:p>-0.274858</text:p>
          </table:table-cell>
          <table:table-cell office:value-type="float" office:value="-2.04149" calcext:value-type="float">
            <text:p>-2.04149</text:p>
          </table:table-cell>
          <table:table-cell office:value-type="float" office:value="4.34764" calcext:value-type="float">
            <text:p>4.34764</text:p>
          </table:table-cell>
        </table:table-row>
        <table:table-row table:style-name="ro1">
          <table:table-cell office:value-type="float" office:value="-0.831936" calcext:value-type="float">
            <text:p>-0.831936</text:p>
          </table:table-cell>
          <table:table-cell office:value-type="float" office:value="-0.137329" calcext:value-type="float">
            <text:p>-0.137329</text:p>
          </table:table-cell>
          <table:table-cell office:value-type="float" office:value="-1.80125" calcext:value-type="float">
            <text:p>-1.80125</text:p>
          </table:table-cell>
          <table:table-cell office:value-type="float" office:value="4.45471" calcext:value-type="float">
            <text:p>4.45471</text:p>
          </table:table-cell>
        </table:table-row>
        <table:table-row table:style-name="ro1">
          <table:table-cell office:value-type="float" office:value="-0.588325" calcext:value-type="float">
            <text:p>-0.588325</text:p>
          </table:table-cell>
          <table:table-cell office:value-type="float" office:value="-0.0854238" calcext:value-type="float">
            <text:p>-0.0854238</text:p>
          </table:table-cell>
          <table:table-cell office:value-type="float" office:value="-1.55623" calcext:value-type="float">
            <text:p>-1.55623</text:p>
          </table:table-cell>
          <table:table-cell office:value-type="float" office:value="4.54875" calcext:value-type="float">
            <text:p>4.54875</text:p>
          </table:table-cell>
        </table:table-row>
        <table:table-row table:style-name="ro1">
          <table:table-cell office:value-type="float" office:value="-0.427933" calcext:value-type="float">
            <text:p>-0.427933</text:p>
          </table:table-cell>
          <table:table-cell office:value-type="float" office:value="-0.0489936" calcext:value-type="float">
            <text:p>-0.0489936</text:p>
          </table:table-cell>
          <table:table-cell office:value-type="float" office:value="-1.30729" calcext:value-type="float">
            <text:p>-1.30729</text:p>
          </table:table-cell>
          <table:table-cell office:value-type="float" office:value="4.62954" calcext:value-type="float">
            <text:p>4.62954</text:p>
          </table:table-cell>
        </table:table-row>
        <table:table-row table:style-name="ro1">
          <table:table-cell office:value-type="float" office:value="-0.450437" calcext:value-type="float">
            <text:p>-0.450437</text:p>
          </table:table-cell>
          <table:table-cell office:value-type="float" office:value="-0.0587068" calcext:value-type="float">
            <text:p>-0.0587068</text:p>
          </table:table-cell>
          <table:table-cell office:value-type="float" office:value="-1.05529" calcext:value-type="float">
            <text:p>-1.05529</text:p>
          </table:table-cell>
          <table:table-cell office:value-type="float" office:value="4.69696" calcext:value-type="float">
            <text:p>4.69696</text:p>
          </table:table-cell>
        </table:table-row>
        <table:table-row table:style-name="ro1">
          <table:table-cell office:value-type="float" office:value="-0.495723" calcext:value-type="float">
            <text:p>-0.495723</text:p>
          </table:table-cell>
          <table:table-cell office:value-type="float" office:value="-0.0320567" calcext:value-type="float">
            <text:p>-0.0320567</text:p>
          </table:table-cell>
          <table:table-cell office:value-type="float" office:value="-0.80109" calcext:value-type="float">
            <text:p>-0.80109</text:p>
          </table:table-cell>
          <table:table-cell office:value-type="float" office:value="4.75091" calcext:value-type="float">
            <text:p>4.75091</text:p>
          </table:table-cell>
        </table:table-row>
        <table:table-row table:style-name="ro1">
          <table:table-cell office:value-type="float" office:value="-0.422811" calcext:value-type="float">
            <text:p>-0.422811</text:p>
          </table:table-cell>
          <table:table-cell office:value-type="float" office:value="-0.0212428" calcext:value-type="float">
            <text:p>-0.0212428</text:p>
          </table:table-cell>
          <table:table-cell office:value-type="float" office:value="-0.545553" calcext:value-type="float">
            <text:p>-0.545553</text:p>
          </table:table-cell>
          <table:table-cell office:value-type="float" office:value="4.79141" calcext:value-type="float">
            <text:p>4.79141</text:p>
          </table:table-cell>
        </table:table-row>
        <table:table-row table:style-name="ro1">
          <table:table-cell office:value-type="float" office:value="0.248991" calcext:value-type="float">
            <text:p>0.248991</text:p>
          </table:table-cell>
          <table:table-cell office:value-type="float" office:value="0.0206266" calcext:value-type="float">
            <text:p>0.0206266</text:p>
          </table:table-cell>
          <table:table-cell office:value-type="float" office:value="-0.289538" calcext:value-type="float">
            <text:p>-0.289538</text:p>
          </table:table-cell>
          <table:table-cell office:value-type="float" office:value="4.81852" calcext:value-type="float">
            <text:p>4.81852</text:p>
          </table:table-cell>
        </table:table-row>
        <table:table-row table:style-name="ro1">
          <table:table-cell office:value-type="float" office:value="0.16122" calcext:value-type="float">
            <text:p>0.16122</text:p>
          </table:table-cell>
          <table:table-cell office:value-type="float" office:value="0.00993838" calcext:value-type="float">
            <text:p>0.00993838</text:p>
          </table:table-cell>
          <table:table-cell office:value-type="float" office:value="-0.0338883" calcext:value-type="float">
            <text:p>-0.0338883</text:p>
          </table:table-cell>
          <table:table-cell office:value-type="float" office:value="4.83238" calcext:value-type="float">
            <text:p>4.83238</text:p>
          </table:table-cell>
        </table:table-row>
        <table:table-row table:style-name="ro1">
          <table:table-cell office:value-type="float" office:value="0.611632" calcext:value-type="float">
            <text:p>0.611632</text:p>
          </table:table-cell>
          <table:table-cell office:value-type="float" office:value="-0.000796547" calcext:value-type="float">
            <text:p>-0.000796547</text:p>
          </table:table-cell>
          <table:table-cell office:value-type="float" office:value="0.220572" calcext:value-type="float">
            <text:p>0.220572</text:p>
          </table:table-cell>
          <table:table-cell office:value-type="float" office:value="4.83317" calcext:value-type="float">
            <text:p>4.83317</text:p>
          </table:table-cell>
        </table:table-row>
        <table:table-row table:style-name="ro1">
          <table:table-cell office:value-type="float" office:value="0.73031" calcext:value-type="float">
            <text:p>0.73031</text:p>
          </table:table-cell>
          <table:table-cell office:value-type="float" office:value="-0.00371045" calcext:value-type="float">
            <text:p>-0.00371045</text:p>
          </table:table-cell>
          <table:table-cell office:value-type="float" office:value="0.473041" calcext:value-type="float">
            <text:p>0.473041</text:p>
          </table:table-cell>
          <table:table-cell office:value-type="float" office:value="4.82116" calcext:value-type="float">
            <text:p>4.82116</text:p>
          </table:table-cell>
        </table:table-row>
        <table:table-row table:style-name="ro1">
          <table:table-cell office:value-type="float" office:value="0.525229" calcext:value-type="float">
            <text:p>0.525229</text:p>
          </table:table-cell>
          <table:table-cell office:value-type="float" office:value="-0.00747008" calcext:value-type="float">
            <text:p>-0.00747008</text:p>
          </table:table-cell>
          <table:table-cell office:value-type="float" office:value="0.722748" calcext:value-type="float">
            <text:p>0.722748</text:p>
          </table:table-cell>
          <table:table-cell office:value-type="float" office:value="4.79667" calcext:value-type="float">
            <text:p>4.79667</text:p>
          </table:table-cell>
        </table:table-row>
        <table:table-row table:style-name="ro1">
          <table:table-cell office:value-type="float" office:value="0.377876" calcext:value-type="float">
            <text:p>0.377876</text:p>
          </table:table-cell>
          <table:table-cell office:value-type="float" office:value="-0.0379109" calcext:value-type="float">
            <text:p>-0.0379109</text:p>
          </table:table-cell>
          <table:table-cell office:value-type="float" office:value="0.968955" calcext:value-type="float">
            <text:p>0.968955</text:p>
          </table:table-cell>
          <table:table-cell office:value-type="float" office:value="4.76007" calcext:value-type="float">
            <text:p>4.76007</text:p>
          </table:table-cell>
        </table:table-row>
        <table:table-row table:style-name="ro1">
          <table:table-cell office:value-type="float" office:value="0.674536" calcext:value-type="float">
            <text:p>0.674536</text:p>
          </table:table-cell>
          <table:table-cell office:value-type="float" office:value="0.0143504" calcext:value-type="float">
            <text:p>0.0143504</text:p>
          </table:table-cell>
          <table:table-cell office:value-type="float" office:value="1.21096" calcext:value-type="float">
            <text:p>1.21096</text:p>
          </table:table-cell>
          <table:table-cell office:value-type="float" office:value="4.71181" calcext:value-type="float">
            <text:p>4.71181</text:p>
          </table:table-cell>
        </table:table-row>
        <table:table-row table:style-name="ro1">
          <table:table-cell office:value-type="float" office:value="1.05958" calcext:value-type="float">
            <text:p>1.05958</text:p>
          </table:table-cell>
          <table:table-cell office:value-type="float" office:value="-0.0735247" calcext:value-type="float">
            <text:p>-0.0735247</text:p>
          </table:table-cell>
          <table:table-cell office:value-type="float" office:value="1.44811" calcext:value-type="float">
            <text:p>1.44811</text:p>
          </table:table-cell>
          <table:table-cell office:value-type="float" office:value="4.65235" calcext:value-type="float">
            <text:p>4.65235</text:p>
          </table:table-cell>
        </table:table-row>
        <table:table-row table:style-name="ro1">
          <table:table-cell office:value-type="float" office:value="0.85269" calcext:value-type="float">
            <text:p>0.85269</text:p>
          </table:table-cell>
          <table:table-cell office:value-type="float" office:value="-0.0745424" calcext:value-type="float">
            <text:p>-0.0745424</text:p>
          </table:table-cell>
          <table:table-cell office:value-type="float" office:value="1.67979" calcext:value-type="float">
            <text:p>1.67979</text:p>
          </table:table-cell>
          <table:table-cell office:value-type="float" office:value="4.58223" calcext:value-type="float">
            <text:p>4.58223</text:p>
          </table:table-cell>
        </table:table-row>
        <table:table-row table:style-name="ro1">
          <table:table-cell office:value-type="float" office:value="1.59728" calcext:value-type="float">
            <text:p>1.59728</text:p>
          </table:table-cell>
          <table:table-cell office:value-type="float" office:value="-0.183486" calcext:value-type="float">
            <text:p>-0.183486</text:p>
          </table:table-cell>
          <table:table-cell office:value-type="float" office:value="1.90543" calcext:value-type="float">
            <text:p>1.90543</text:p>
          </table:table-cell>
          <table:table-cell office:value-type="float" office:value="4.502" calcext:value-type="float">
            <text:p>4.502</text:p>
          </table:table-cell>
        </table:table-row>
        <table:table-row table:style-name="ro1">
          <table:table-cell office:value-type="float" office:value="1.42163" calcext:value-type="float">
            <text:p>1.42163</text:p>
          </table:table-cell>
          <table:table-cell office:value-type="float" office:value="-0.202732" calcext:value-type="float">
            <text:p>-0.202732</text:p>
          </table:table-cell>
          <table:table-cell office:value-type="float" office:value="2.12452" calcext:value-type="float">
            <text:p>2.12452</text:p>
          </table:table-cell>
          <table:table-cell office:value-type="float" office:value="4.41227" calcext:value-type="float">
            <text:p>4.41227</text:p>
          </table:table-cell>
        </table:table-row>
        <table:table-row table:style-name="ro1">
          <table:table-cell office:value-type="float" office:value="1.61941" calcext:value-type="float">
            <text:p>1.61941</text:p>
          </table:table-cell>
          <table:table-cell office:value-type="float" office:value="-0.198375" calcext:value-type="float">
            <text:p>-0.198375</text:p>
          </table:table-cell>
          <table:table-cell office:value-type="float" office:value="2.3366" calcext:value-type="float">
            <text:p>2.3366</text:p>
          </table:table-cell>
          <table:table-cell office:value-type="float" office:value="4.31367" calcext:value-type="float">
            <text:p>4.31367</text:p>
          </table:table-cell>
        </table:table-row>
        <table:table-row table:style-name="ro1">
          <table:table-cell office:value-type="float" office:value="1.68711" calcext:value-type="float">
            <text:p>1.68711</text:p>
          </table:table-cell>
          <table:table-cell office:value-type="float" office:value="-0.250016" calcext:value-type="float">
            <text:p>-0.250016</text:p>
          </table:table-cell>
          <table:table-cell office:value-type="float" office:value="2.54127" calcext:value-type="float">
            <text:p>2.54127</text:p>
          </table:table-cell>
          <table:table-cell office:value-type="float" office:value="4.20686" calcext:value-type="float">
            <text:p>4.20686</text:p>
          </table:table-cell>
        </table:table-row>
        <table:table-row table:style-name="ro1">
          <table:table-cell office:value-type="float" office:value="1.61663" calcext:value-type="float">
            <text:p>1.61663</text:p>
          </table:table-cell>
          <table:table-cell office:value-type="float" office:value="-0.287012" calcext:value-type="float">
            <text:p>-0.287012</text:p>
          </table:table-cell>
          <table:table-cell office:value-type="float" office:value="2.73817" calcext:value-type="float">
            <text:p>2.73817</text:p>
          </table:table-cell>
          <table:table-cell office:value-type="float" office:value="4.09251" calcext:value-type="float">
            <text:p>4.09251</text:p>
          </table:table-cell>
        </table:table-row>
        <table:table-row table:style-name="ro1">
          <table:table-cell office:value-type="float" office:value="1.93426" calcext:value-type="float">
            <text:p>1.93426</text:p>
          </table:table-cell>
          <table:table-cell office:value-type="float" office:value="-0.393783" calcext:value-type="float">
            <text:p>-0.393783</text:p>
          </table:table-cell>
          <table:table-cell office:value-type="float" office:value="2.92701" calcext:value-type="float">
            <text:p>2.92701</text:p>
          </table:table-cell>
          <table:table-cell office:value-type="float" office:value="3.97132" calcext:value-type="float">
            <text:p>3.97132</text:p>
          </table:table-cell>
        </table:table-row>
        <table:table-row table:style-name="ro1">
          <table:table-cell office:value-type="float" office:value="2.43726" calcext:value-type="float">
            <text:p>2.43726</text:p>
          </table:table-cell>
          <table:table-cell office:value-type="float" office:value="-0.523191" calcext:value-type="float">
            <text:p>-0.523191</text:p>
          </table:table-cell>
          <table:table-cell office:value-type="float" office:value="3.10754" calcext:value-type="float">
            <text:p>3.10754</text:p>
          </table:table-cell>
          <table:table-cell office:value-type="float" office:value="3.84401" calcext:value-type="float">
            <text:p>3.84401</text:p>
          </table:table-cell>
        </table:table-row>
        <table:table-row table:style-name="ro1">
          <table:table-cell office:value-type="float" office:value="2.60408" calcext:value-type="float">
            <text:p>2.60408</text:p>
          </table:table-cell>
          <table:table-cell office:value-type="float" office:value="-0.504448" calcext:value-type="float">
            <text:p>-0.504448</text:p>
          </table:table-cell>
          <table:table-cell office:value-type="float" office:value="3.27959" calcext:value-type="float">
            <text:p>3.27959</text:p>
          </table:table-cell>
          <table:table-cell office:value-type="float" office:value="3.71127" calcext:value-type="float">
            <text:p>3.71127</text:p>
          </table:table-cell>
        </table:table-row>
        <table:table-row table:style-name="ro1">
          <table:table-cell office:value-type="float" office:value="1.88518" calcext:value-type="float">
            <text:p>1.88518</text:p>
          </table:table-cell>
          <table:table-cell office:value-type="float" office:value="-0.515939" calcext:value-type="float">
            <text:p>-0.515939</text:p>
          </table:table-cell>
          <table:table-cell office:value-type="float" office:value="3.44302" calcext:value-type="float">
            <text:p>3.44302</text:p>
          </table:table-cell>
          <table:table-cell office:value-type="float" office:value="3.57383" calcext:value-type="float">
            <text:p>3.57383</text:p>
          </table:table-cell>
        </table:table-row>
        <table:table-row table:style-name="ro1">
          <table:table-cell office:value-type="float" office:value="2.22297" calcext:value-type="float">
            <text:p>2.22297</text:p>
          </table:table-cell>
          <table:table-cell office:value-type="float" office:value="-0.611783" calcext:value-type="float">
            <text:p>-0.611783</text:p>
          </table:table-cell>
          <table:table-cell office:value-type="float" office:value="3.59775" calcext:value-type="float">
            <text:p>3.59775</text:p>
          </table:table-cell>
          <table:table-cell office:value-type="float" office:value="3.4324" calcext:value-type="float">
            <text:p>3.4324</text:p>
          </table:table-cell>
        </table:table-row>
        <table:table-row table:style-name="ro1">
          <table:table-cell office:value-type="float" office:value="2.46726" calcext:value-type="float">
            <text:p>2.46726</text:p>
          </table:table-cell>
          <table:table-cell office:value-type="float" office:value="-0.621675" calcext:value-type="float">
            <text:p>-0.621675</text:p>
          </table:table-cell>
          <table:table-cell office:value-type="float" office:value="3.74376" calcext:value-type="float">
            <text:p>3.74376</text:p>
          </table:table-cell>
          <table:table-cell office:value-type="float" office:value="3.28768" calcext:value-type="float">
            <text:p>3.28768</text:p>
          </table:table-cell>
        </table:table-row>
        <table:table-row table:style-name="ro1">
          <table:table-cell office:value-type="float" office:value="2.84323" calcext:value-type="float">
            <text:p>2.84323</text:p>
          </table:table-cell>
          <table:table-cell office:value-type="float" office:value="-0.857561" calcext:value-type="float">
            <text:p>-0.857561</text:p>
          </table:table-cell>
          <table:table-cell office:value-type="float" office:value="3.88106" calcext:value-type="float">
            <text:p>3.88106</text:p>
          </table:table-cell>
          <table:table-cell office:value-type="float" office:value="3.14038" calcext:value-type="float">
            <text:p>3.14038</text:p>
          </table:table-cell>
        </table:table-row>
        <table:table-row table:style-name="ro1">
          <table:table-cell office:value-type="float" office:value="3.27548" calcext:value-type="float">
            <text:p>3.27548</text:p>
          </table:table-cell>
          <table:table-cell office:value-type="float" office:value="-1.16654" calcext:value-type="float">
            <text:p>-1.16654</text:p>
          </table:table-cell>
          <table:table-cell office:value-type="float" office:value="4.00974" calcext:value-type="float">
            <text:p>4.00974</text:p>
          </table:table-cell>
          <table:table-cell office:value-type="float" office:value="2.99118" calcext:value-type="float">
            <text:p>2.99118</text:p>
          </table:table-cell>
        </table:table-row>
        <table:table-row table:style-name="ro1">
          <table:table-cell office:value-type="float" office:value="2.49826" calcext:value-type="float">
            <text:p>2.49826</text:p>
          </table:table-cell>
          <table:table-cell office:value-type="float" office:value="-1.04414" calcext:value-type="float">
            <text:p>-1.04414</text:p>
          </table:table-cell>
          <table:table-cell office:value-type="float" office:value="4.12989" calcext:value-type="float">
            <text:p>4.12989</text:p>
          </table:table-cell>
          <table:table-cell office:value-type="float" office:value="2.84074" calcext:value-type="float">
            <text:p>2.84074</text:p>
          </table:table-cell>
        </table:table-row>
        <table:table-row table:style-name="ro1">
          <table:table-cell office:value-type="float" office:value="2.77864" calcext:value-type="float">
            <text:p>2.77864</text:p>
          </table:table-cell>
          <table:table-cell office:value-type="float" office:value="-0.989596" calcext:value-type="float">
            <text:p>-0.989596</text:p>
          </table:table-cell>
          <table:table-cell office:value-type="float" office:value="4.24166" calcext:value-type="float">
            <text:p>4.24166</text:p>
          </table:table-cell>
          <table:table-cell office:value-type="float" office:value="2.68971" calcext:value-type="float">
            <text:p>2.68971</text:p>
          </table:table-cell>
        </table:table-row>
        <table:table-row table:style-name="ro1">
          <table:table-cell office:value-type="float" office:value="2.37425" calcext:value-type="float">
            <text:p>2.37425</text:p>
          </table:table-cell>
          <table:table-cell office:value-type="float" office:value="-1.07286" calcext:value-type="float">
            <text:p>-1.07286</text:p>
          </table:table-cell>
          <table:table-cell office:value-type="float" office:value="4.34526" calcext:value-type="float">
            <text:p>4.34526</text:p>
          </table:table-cell>
          <table:table-cell office:value-type="float" office:value="2.53871" calcext:value-type="float">
            <text:p>2.53871</text:p>
          </table:table-cell>
        </table:table-row>
        <table:table-row table:style-name="ro1">
          <table:table-cell office:value-type="float" office:value="3.07511" calcext:value-type="float">
            <text:p>3.07511</text:p>
          </table:table-cell>
          <table:table-cell office:value-type="float" office:value="-1.45194" calcext:value-type="float">
            <text:p>-1.45194</text:p>
          </table:table-cell>
          <table:table-cell office:value-type="float" office:value="4.4409" calcext:value-type="float">
            <text:p>4.4409</text:p>
          </table:table-cell>
          <table:table-cell office:value-type="float" office:value="2.38835" calcext:value-type="float">
            <text:p>2.38835</text:p>
          </table:table-cell>
        </table:table-row>
        <table:table-row table:style-name="ro1">
          <table:table-cell office:value-type="float" office:value="2.57519" calcext:value-type="float">
            <text:p>2.57519</text:p>
          </table:table-cell>
          <table:table-cell office:value-type="float" office:value="-1.1271" calcext:value-type="float">
            <text:p>-1.1271</text:p>
          </table:table-cell>
          <table:table-cell office:value-type="float" office:value="4.52884" calcext:value-type="float">
            <text:p>4.52884</text:p>
          </table:table-cell>
          <table:table-cell office:value-type="float" office:value="2.23919" calcext:value-type="float">
            <text:p>2.23919</text:p>
          </table:table-cell>
        </table:table-row>
        <table:table-row table:style-name="ro1">
          <table:table-cell office:value-type="float" office:value="2.56219" calcext:value-type="float">
            <text:p>2.56219</text:p>
          </table:table-cell>
          <table:table-cell office:value-type="float" office:value="-1.12919" calcext:value-type="float">
            <text:p>-1.12919</text:p>
          </table:table-cell>
          <table:table-cell office:value-type="float" office:value="4.60937" calcext:value-type="float">
            <text:p>4.60937</text:p>
          </table:table-cell>
          <table:table-cell office:value-type="float" office:value="2.09179" calcext:value-type="float">
            <text:p>2.09179</text:p>
          </table:table-cell>
        </table:table-row>
        <table:table-row table:style-name="ro1">
          <table:table-cell office:value-type="float" office:value="2.89795" calcext:value-type="float">
            <text:p>2.89795</text:p>
          </table:table-cell>
          <table:table-cell office:value-type="float" office:value="-1.59268" calcext:value-type="float">
            <text:p>-1.59268</text:p>
          </table:table-cell>
          <table:table-cell office:value-type="float" office:value="4.68278" calcext:value-type="float">
            <text:p>4.68278</text:p>
          </table:table-cell>
          <table:table-cell office:value-type="float" office:value="1.94666" calcext:value-type="float">
            <text:p>1.94666</text:p>
          </table:table-cell>
        </table:table-row>
        <table:table-row table:style-name="ro1">
          <table:table-cell office:value-type="float" office:value="3.0669" calcext:value-type="float">
            <text:p>3.0669</text:p>
          </table:table-cell>
          <table:table-cell office:value-type="float" office:value="-1.42858" calcext:value-type="float">
            <text:p>-1.42858</text:p>
          </table:table-cell>
          <table:table-cell office:value-type="float" office:value="4.7494" calcext:value-type="float">
            <text:p>4.7494</text:p>
          </table:table-cell>
          <table:table-cell office:value-type="float" office:value="1.80429" calcext:value-type="float">
            <text:p>1.80429</text:p>
          </table:table-cell>
        </table:table-row>
        <table:table-row table:style-name="ro1">
          <table:table-cell office:value-type="float" office:value="3.57973" calcext:value-type="float">
            <text:p>3.57973</text:p>
          </table:table-cell>
          <table:table-cell office:value-type="float" office:value="-1.71946" calcext:value-type="float">
            <text:p>-1.71946</text:p>
          </table:table-cell>
          <table:table-cell office:value-type="float" office:value="4.80959" calcext:value-type="float">
            <text:p>4.80959</text:p>
          </table:table-cell>
          <table:table-cell office:value-type="float" office:value="1.66514" calcext:value-type="float">
            <text:p>1.66514</text:p>
          </table:table-cell>
        </table:table-row>
        <table:table-row table:style-name="ro1">
          <table:table-cell office:value-type="float" office:value="2.85167" calcext:value-type="float">
            <text:p>2.85167</text:p>
          </table:table-cell>
          <table:table-cell office:value-type="float" office:value="-1.6514" calcext:value-type="float">
            <text:p>-1.6514</text:p>
          </table:table-cell>
          <table:table-cell office:value-type="float" office:value="4.86368" calcext:value-type="float">
            <text:p>4.86368</text:p>
          </table:table-cell>
          <table:table-cell office:value-type="float" office:value="1.52964" calcext:value-type="float">
            <text:p>1.52964</text:p>
          </table:table-cell>
        </table:table-row>
        <table:table-row table:style-name="ro1">
          <table:table-cell office:value-type="float" office:value="3.1485" calcext:value-type="float">
            <text:p>3.1485</text:p>
          </table:table-cell>
          <table:table-cell office:value-type="float" office:value="-1.8742" calcext:value-type="float">
            <text:p>-1.8742</text:p>
          </table:table-cell>
          <table:table-cell office:value-type="float" office:value="4.91205" calcext:value-type="float">
            <text:p>4.91205</text:p>
          </table:table-cell>
          <table:table-cell office:value-type="float" office:value="1.39818" calcext:value-type="float">
            <text:p>1.39818</text:p>
          </table:table-cell>
        </table:table-row>
        <table:table-row table:style-name="ro1">
          <table:table-cell office:value-type="float" office:value="3.11847" calcext:value-type="float">
            <text:p>3.11847</text:p>
          </table:table-cell>
          <table:table-cell office:value-type="float" office:value="-1.89933" calcext:value-type="float">
            <text:p>-1.89933</text:p>
          </table:table-cell>
          <table:table-cell office:value-type="float" office:value="4.95507" calcext:value-type="float">
            <text:p>4.95507</text:p>
          </table:table-cell>
          <table:table-cell office:value-type="float" office:value="1.27113" calcext:value-type="float">
            <text:p>1.27113</text:p>
          </table:table-cell>
        </table:table-row>
        <table:table-row table:style-name="ro1">
          <table:table-cell office:value-type="float" office:value="3.10507" calcext:value-type="float">
            <text:p>3.10507</text:p>
          </table:table-cell>
          <table:table-cell office:value-type="float" office:value="-2.04221" calcext:value-type="float">
            <text:p>-2.04221</text:p>
          </table:table-cell>
          <table:table-cell office:value-type="float" office:value="4.99311" calcext:value-type="float">
            <text:p>4.99311</text:p>
          </table:table-cell>
          <table:table-cell office:value-type="float" office:value="1.14883" calcext:value-type="float">
            <text:p>1.14883</text:p>
          </table:table-cell>
        </table:table-row>
        <table:table-row table:style-name="ro1">
          <table:table-cell office:value-type="float" office:value="2.94459" calcext:value-type="float">
            <text:p>2.94459</text:p>
          </table:table-cell>
          <table:table-cell office:value-type="float" office:value="-1.94953" calcext:value-type="float">
            <text:p>-1.94953</text:p>
          </table:table-cell>
          <table:table-cell office:value-type="float" office:value="5.02655" calcext:value-type="float">
            <text:p>5.02655</text:p>
          </table:table-cell>
          <table:table-cell office:value-type="float" office:value="1.03159" calcext:value-type="float">
            <text:p>1.03159</text:p>
          </table:table-cell>
        </table:table-row>
        <table:table-row table:style-name="ro1">
          <table:table-cell office:value-type="float" office:value="3.35191" calcext:value-type="float">
            <text:p>3.35191</text:p>
          </table:table-cell>
          <table:table-cell office:value-type="float" office:value="-2.56855" calcext:value-type="float">
            <text:p>-2.56855</text:p>
          </table:table-cell>
          <table:table-cell office:value-type="float" office:value="5.05576" calcext:value-type="float">
            <text:p>5.05576</text:p>
          </table:table-cell>
          <table:table-cell office:value-type="float" office:value="0.919692" calcext:value-type="float">
            <text:p>0.919692</text:p>
          </table:table-cell>
        </table:table-row>
        <table:table-row table:style-name="ro1">
          <table:table-cell office:value-type="float" office:value="2.77629" calcext:value-type="float">
            <text:p>2.77629</text:p>
          </table:table-cell>
          <table:table-cell office:value-type="float" office:value="-1.81674" calcext:value-type="float">
            <text:p>-1.81674</text:p>
          </table:table-cell>
          <table:table-cell office:value-type="float" office:value="5.0811" calcext:value-type="float">
            <text:p>5.0811</text:p>
          </table:table-cell>
          <table:table-cell office:value-type="float" office:value="0.813394" calcext:value-type="float">
            <text:p>0.813394</text:p>
          </table:table-cell>
        </table:table-row>
        <table:table-row table:style-name="ro1">
          <table:table-cell office:value-type="float" office:value="3.03176" calcext:value-type="float">
            <text:p>3.03176</text:p>
          </table:table-cell>
          <table:table-cell office:value-type="float" office:value="-2.29528" calcext:value-type="float">
            <text:p>-2.29528</text:p>
          </table:table-cell>
          <table:table-cell office:value-type="float" office:value="5.10293" calcext:value-type="float">
            <text:p>5.10293</text:p>
          </table:table-cell>
          <table:table-cell office:value-type="float" office:value="0.712926" calcext:value-type="float">
            <text:p>0.712926</text:p>
          </table:table-cell>
        </table:table-row>
        <table:table-row table:style-name="ro1">
          <table:table-cell office:value-type="float" office:value="2.5812" calcext:value-type="float">
            <text:p>2.5812</text:p>
          </table:table-cell>
          <table:table-cell office:value-type="float" office:value="-2.07829" calcext:value-type="float">
            <text:p>-2.07829</text:p>
          </table:table-cell>
          <table:table-cell office:value-type="float" office:value="5.12159" calcext:value-type="float">
            <text:p>5.12159</text:p>
          </table:table-cell>
          <table:table-cell office:value-type="float" office:value="0.618496" calcext:value-type="float">
            <text:p>0.618496</text:p>
          </table:table-cell>
        </table:table-row>
        <table:table-row table:style-name="ro1">
          <table:table-cell office:value-type="float" office:value="2.87229" calcext:value-type="float">
            <text:p>2.87229</text:p>
          </table:table-cell>
          <table:table-cell office:value-type="float" office:value="-2.40081" calcext:value-type="float">
            <text:p>-2.40081</text:p>
          </table:table-cell>
          <table:table-cell office:value-type="float" office:value="5.13741" calcext:value-type="float">
            <text:p>5.13741</text:p>
          </table:table-cell>
          <table:table-cell office:value-type="float" office:value="0.530288" calcext:value-type="float">
            <text:p>0.530288</text:p>
          </table:table-cell>
        </table:table-row>
        <table:table-row table:style-name="ro1">
          <table:table-cell office:value-type="float" office:value="2.54515" calcext:value-type="float">
            <text:p>2.54515</text:p>
          </table:table-cell>
          <table:table-cell office:value-type="float" office:value="-2.33694" calcext:value-type="float">
            <text:p>-2.33694</text:p>
          </table:table-cell>
          <table:table-cell office:value-type="float" office:value="5.15071" calcext:value-type="float">
            <text:p>5.15071</text:p>
          </table:table-cell>
          <table:table-cell office:value-type="float" office:value="0.448467" calcext:value-type="float">
            <text:p>0.448467</text:p>
          </table:table-cell>
        </table:table-row>
        <table:table-row table:style-name="ro1">
          <table:table-cell office:value-type="float" office:value="2.4803" calcext:value-type="float">
            <text:p>2.4803</text:p>
          </table:table-cell>
          <table:table-cell office:value-type="float" office:value="-2.26851" calcext:value-type="float">
            <text:p>-2.26851</text:p>
          </table:table-cell>
          <table:table-cell office:value-type="float" office:value="5.16179" calcext:value-type="float">
            <text:p>5.16179</text:p>
          </table:table-cell>
          <table:table-cell office:value-type="float" office:value="0.373177" calcext:value-type="float">
            <text:p>0.373177</text:p>
          </table:table-cell>
        </table:table-row>
        <table:table-row table:style-name="ro1">
          <table:table-cell office:value-type="float" office:value="2.44458" calcext:value-type="float">
            <text:p>2.44458</text:p>
          </table:table-cell>
          <table:table-cell office:value-type="float" office:value="-2.44398" calcext:value-type="float">
            <text:p>-2.44398</text:p>
          </table:table-cell>
          <table:table-cell office:value-type="float" office:value="5.17092" calcext:value-type="float">
            <text:p>5.17092</text:p>
          </table:table-cell>
          <table:table-cell office:value-type="float" office:value="0.304546" calcext:value-type="float">
            <text:p>0.304546</text:p>
          </table:table-cell>
        </table:table-row>
        <table:table-row table:style-name="ro1">
          <table:table-cell office:value-type="float" office:value="3.26438" calcext:value-type="float">
            <text:p>3.26438</text:p>
          </table:table-cell>
          <table:table-cell office:value-type="float" office:value="-3.02385" calcext:value-type="float">
            <text:p>-3.02385</text:p>
          </table:table-cell>
          <table:table-cell office:value-type="float" office:value="5.17836" calcext:value-type="float">
            <text:p>5.17836</text:p>
          </table:table-cell>
          <table:table-cell office:value-type="float" office:value="0.242681" calcext:value-type="float">
            <text:p>0.242681</text:p>
          </table:table-cell>
        </table:table-row>
        <table:table-row table:style-name="ro1">
          <table:table-cell office:value-type="float" office:value="2.61391" calcext:value-type="float">
            <text:p>2.61391</text:p>
          </table:table-cell>
          <table:table-cell office:value-type="float" office:value="-2.65822" calcext:value-type="float">
            <text:p>-2.65822</text:p>
          </table:table-cell>
          <table:table-cell office:value-type="float" office:value="5.18435" calcext:value-type="float">
            <text:p>5.18435</text:p>
          </table:table-cell>
          <table:table-cell office:value-type="float" office:value="0.187679" calcext:value-type="float">
            <text:p>0.187679</text:p>
          </table:table-cell>
        </table:table-row>
        <table:table-row table:style-name="ro1">
          <table:table-cell office:value-type="float" office:value="1.92472" calcext:value-type="float">
            <text:p>1.92472</text:p>
          </table:table-cell>
          <table:table-cell office:value-type="float" office:value="-2.1815" calcext:value-type="float">
            <text:p>-2.1815</text:p>
          </table:table-cell>
          <table:table-cell office:value-type="float" office:value="5.1891" calcext:value-type="float">
            <text:p>5.1891</text:p>
          </table:table-cell>
          <table:table-cell office:value-type="float" office:value="0.139618" calcext:value-type="float">
            <text:p>0.139618</text:p>
          </table:table-cell>
        </table:table-row>
        <table:table-row table:style-name="ro1">
          <table:table-cell office:value-type="float" office:value="2.34985" calcext:value-type="float">
            <text:p>2.34985</text:p>
          </table:table-cell>
          <table:table-cell office:value-type="float" office:value="-2.38552" calcext:value-type="float">
            <text:p>-2.38552</text:p>
          </table:table-cell>
          <table:table-cell office:value-type="float" office:value="5.19278" calcext:value-type="float">
            <text:p>5.19278</text:p>
          </table:table-cell>
          <table:table-cell office:value-type="float" office:value="0.0985664" calcext:value-type="float">
            <text:p>0.0985664</text:p>
          </table:table-cell>
        </table:table-row>
        <table:table-row table:style-name="ro1">
          <table:table-cell office:value-type="float" office:value="2.13086" calcext:value-type="float">
            <text:p>2.13086</text:p>
          </table:table-cell>
          <table:table-cell office:value-type="float" office:value="-2.39196" calcext:value-type="float">
            <text:p>-2.39196</text:p>
          </table:table-cell>
          <table:table-cell office:value-type="float" office:value="5.19557" calcext:value-type="float">
            <text:p>5.19557</text:p>
          </table:table-cell>
          <table:table-cell office:value-type="float" office:value="0.0645787" calcext:value-type="float">
            <text:p>0.0645787</text:p>
          </table:table-cell>
        </table:table-row>
        <table:table-row table:style-name="ro1">
          <table:table-cell office:value-type="float" office:value="2.1259" calcext:value-type="float">
            <text:p>2.1259</text:p>
          </table:table-cell>
          <table:table-cell office:value-type="float" office:value="-2.41277" calcext:value-type="float">
            <text:p>-2.41277</text:p>
          </table:table-cell>
          <table:table-cell office:value-type="float" office:value="5.19759" calcext:value-type="float">
            <text:p>5.19759</text:p>
          </table:table-cell>
          <table:table-cell office:value-type="float" office:value="0.0376992" calcext:value-type="float">
            <text:p>0.0376992</text:p>
          </table:table-cell>
        </table:table-row>
        <table:table-row table:style-name="ro1">
          <table:table-cell office:value-type="float" office:value="1.73275" calcext:value-type="float">
            <text:p>1.73275</text:p>
          </table:table-cell>
          <table:table-cell office:value-type="float" office:value="-2.43331" calcext:value-type="float">
            <text:p>-2.43331</text:p>
          </table:table-cell>
          <table:table-cell office:value-type="float" office:value="5.19896" calcext:value-type="float">
            <text:p>5.19896</text:p>
          </table:table-cell>
          <table:table-cell office:value-type="float" office:value="0.0179617" calcext:value-type="float">
            <text:p>0.0179617</text:p>
          </table:table-cell>
        </table:table-row>
        <table:table-row table:style-name="ro1">
          <table:table-cell office:value-type="float" office:value="1.56592" calcext:value-type="float">
            <text:p>1.56592</text:p>
          </table:table-cell>
          <table:table-cell office:value-type="float" office:value="-2.29625" calcext:value-type="float">
            <text:p>-2.29625</text:p>
          </table:table-cell>
          <table:table-cell office:value-type="float" office:value="5.19975" calcext:value-type="float">
            <text:p>5.19975</text:p>
          </table:table-cell>
          <table:table-cell office:value-type="float" office:value="0.00539029" calcext:value-type="float">
            <text:p>0.00539029</text:p>
          </table:table-cell>
        </table:table-row>
        <table:table-row table:style-name="ro1">
          <table:table-cell office:value-type="float" office:value="1.34054" calcext:value-type="float">
            <text:p>1.34054</text:p>
          </table:table-cell>
          <table:table-cell office:value-type="float" office:value="-1.99761" calcext:value-type="float">
            <text:p>-1.99761</text:p>
          </table:table-cell>
          <table:table-cell office:value-type="float" office:value="5.2" calcext:value-type="float">
            <text:p>5.2</text:p>
          </table:table-cell>
          <table:table-cell table:style-name="ce1" office:value-type="float" office:value="-7.84874E-015" calcext:value-type="float">
            <text:p>-7.85E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1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22:41:36.624072415</meta:creation-date>
    <dc:date>2019-11-23T22:42:52.768309406</dc:date>
    <meta:editing-duration>PT1M16S</meta:editing-duration>
    <meta:editing-cycles>1</meta:editing-cycles>
    <meta:document-statistic meta:table-count="1" meta:cell-count="1000" meta:object-count="0"/>
    <meta:generator>LibreOffice/5.1.6.2$Linux_X86_64 LibreOffice_project/10m0$Build-2</meta:generator>
  </office:meta>
</office:document-meta>
</file>